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float" office:value="1590004291" calcext:value-type="float">
            <text:p>1590004291</text:p>
          </table:table-cell>
          <table:table-cell office:value-type="string" calcext:value-type="string">
            <text:p>2020-05-20 16:5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291" calcext:value-type="float">
            <text:p>1590004291</text:p>
          </table:table-cell>
          <table:table-cell office:value-type="string" calcext:value-type="string">
            <text:p>2020-05-20 16:51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291" calcext:value-type="float">
            <text:p>1590004291</text:p>
          </table:table-cell>
          <table:table-cell office:value-type="string" calcext:value-type="string">
            <text:p>2020-05-20 16:51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291" calcext:value-type="float">
            <text:p>1590004291</text:p>
          </table:table-cell>
          <table:table-cell office:value-type="string" calcext:value-type="string">
            <text:p>2020-05-20 16:51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590" calcext:value-type="float">
            <text:p>1590004590</text:p>
          </table:table-cell>
          <table:table-cell office:value-type="string" calcext:value-type="string">
            <text:p>2020-05-20 16:56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590" calcext:value-type="float">
            <text:p>1590004590</text:p>
          </table:table-cell>
          <table:table-cell office:value-type="string" calcext:value-type="string">
            <text:p>2020-05-20 16:56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590" calcext:value-type="float">
            <text:p>1590004590</text:p>
          </table:table-cell>
          <table:table-cell office:value-type="string" calcext:value-type="string">
            <text:p>2020-05-20 16:56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590" calcext:value-type="float">
            <text:p>1590004590</text:p>
          </table:table-cell>
          <table:table-cell office:value-type="string" calcext:value-type="string">
            <text:p>2020-05-20 16:56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04889" calcext:value-type="float">
            <text:p>1590004889</text:p>
          </table:table-cell>
          <table:table-cell office:value-type="string" calcext:value-type="string">
            <text:p>2020-05-20 17:0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04889" calcext:value-type="float">
            <text:p>1590004889</text:p>
          </table:table-cell>
          <table:table-cell office:value-type="string" calcext:value-type="string">
            <text:p>2020-05-20 17:01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4889" calcext:value-type="float">
            <text:p>1590004889</text:p>
          </table:table-cell>
          <table:table-cell office:value-type="string" calcext:value-type="string">
            <text:p>2020-05-20 17:01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4889" calcext:value-type="float">
            <text:p>1590004889</text:p>
          </table:table-cell>
          <table:table-cell office:value-type="string" calcext:value-type="string">
            <text:p>2020-05-20 17:01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05188" calcext:value-type="float">
            <text:p>1590005188</text:p>
          </table:table-cell>
          <table:table-cell office:value-type="string" calcext:value-type="string">
            <text:p>2020-05-20 17:06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05188" calcext:value-type="float">
            <text:p>1590005188</text:p>
          </table:table-cell>
          <table:table-cell office:value-type="string" calcext:value-type="string">
            <text:p>2020-05-20 17:06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05188" calcext:value-type="float">
            <text:p>1590005188</text:p>
          </table:table-cell>
          <table:table-cell office:value-type="string" calcext:value-type="string">
            <text:p>2020-05-20 17:06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5188" calcext:value-type="float">
            <text:p>1590005188</text:p>
          </table:table-cell>
          <table:table-cell office:value-type="string" calcext:value-type="string">
            <text:p>2020-05-20 17:06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05487" calcext:value-type="float">
            <text:p>1590005487</text:p>
          </table:table-cell>
          <table:table-cell office:value-type="string" calcext:value-type="string">
            <text:p>2020-05-20 17:1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05487" calcext:value-type="float">
            <text:p>1590005487</text:p>
          </table:table-cell>
          <table:table-cell office:value-type="string" calcext:value-type="string">
            <text:p>2020-05-20 17:11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5487" calcext:value-type="float">
            <text:p>1590005487</text:p>
          </table:table-cell>
          <table:table-cell office:value-type="string" calcext:value-type="string">
            <text:p>2020-05-20 17:11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5487" calcext:value-type="float">
            <text:p>1590005487</text:p>
          </table:table-cell>
          <table:table-cell office:value-type="string" calcext:value-type="string">
            <text:p>2020-05-20 17:11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05786" calcext:value-type="float">
            <text:p>1590005786</text:p>
          </table:table-cell>
          <table:table-cell office:value-type="string" calcext:value-type="string">
            <text:p>2020-05-20 17:1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05786" calcext:value-type="float">
            <text:p>1590005786</text:p>
          </table:table-cell>
          <table:table-cell office:value-type="string" calcext:value-type="string">
            <text:p>2020-05-20 17:16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5786" calcext:value-type="float">
            <text:p>1590005786</text:p>
          </table:table-cell>
          <table:table-cell office:value-type="string" calcext:value-type="string">
            <text:p>2020-05-20 17:16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5786" calcext:value-type="float">
            <text:p>1590005786</text:p>
          </table:table-cell>
          <table:table-cell office:value-type="string" calcext:value-type="string">
            <text:p>2020-05-20 17:16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06085" calcext:value-type="float">
            <text:p>1590006085</text:p>
          </table:table-cell>
          <table:table-cell office:value-type="string" calcext:value-type="string">
            <text:p>2020-05-20 17:2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06085" calcext:value-type="float">
            <text:p>1590006085</text:p>
          </table:table-cell>
          <table:table-cell office:value-type="string" calcext:value-type="string">
            <text:p>2020-05-20 17:21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6085" calcext:value-type="float">
            <text:p>1590006085</text:p>
          </table:table-cell>
          <table:table-cell office:value-type="string" calcext:value-type="string">
            <text:p>2020-05-20 17:21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6085" calcext:value-type="float">
            <text:p>1590006085</text:p>
          </table:table-cell>
          <table:table-cell office:value-type="string" calcext:value-type="string">
            <text:p>2020-05-20 17:21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6384" calcext:value-type="float">
            <text:p>1590006384</text:p>
          </table:table-cell>
          <table:table-cell office:value-type="string" calcext:value-type="string">
            <text:p>2020-05-20 17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6384" calcext:value-type="float">
            <text:p>1590006384</text:p>
          </table:table-cell>
          <table:table-cell office:value-type="string" calcext:value-type="string">
            <text:p>2020-05-20 17:26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6384" calcext:value-type="float">
            <text:p>1590006384</text:p>
          </table:table-cell>
          <table:table-cell office:value-type="string" calcext:value-type="string">
            <text:p>2020-05-20 17:26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6384" calcext:value-type="float">
            <text:p>1590006384</text:p>
          </table:table-cell>
          <table:table-cell office:value-type="string" calcext:value-type="string">
            <text:p>2020-05-20 17:26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6683" calcext:value-type="float">
            <text:p>1590006683</text:p>
          </table:table-cell>
          <table:table-cell office:value-type="string" calcext:value-type="string">
            <text:p>2020-05-20 17:3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06683" calcext:value-type="float">
            <text:p>1590006683</text:p>
          </table:table-cell>
          <table:table-cell office:value-type="string" calcext:value-type="string">
            <text:p>2020-05-20 17:31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6683" calcext:value-type="float">
            <text:p>1590006683</text:p>
          </table:table-cell>
          <table:table-cell office:value-type="string" calcext:value-type="string">
            <text:p>2020-05-20 17:31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6683" calcext:value-type="float">
            <text:p>1590006683</text:p>
          </table:table-cell>
          <table:table-cell office:value-type="string" calcext:value-type="string">
            <text:p>2020-05-20 17:31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6982" calcext:value-type="float">
            <text:p>1590006982</text:p>
          </table:table-cell>
          <table:table-cell office:value-type="string" calcext:value-type="string">
            <text:p>2020-05-20 17:36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6982" calcext:value-type="float">
            <text:p>1590006982</text:p>
          </table:table-cell>
          <table:table-cell office:value-type="string" calcext:value-type="string">
            <text:p>2020-05-20 17:36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6982" calcext:value-type="float">
            <text:p>1590006982</text:p>
          </table:table-cell>
          <table:table-cell office:value-type="string" calcext:value-type="string">
            <text:p>2020-05-20 17:36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06982" calcext:value-type="float">
            <text:p>1590006982</text:p>
          </table:table-cell>
          <table:table-cell office:value-type="string" calcext:value-type="string">
            <text:p>2020-05-20 17:36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7281" calcext:value-type="float">
            <text:p>1590007281</text:p>
          </table:table-cell>
          <table:table-cell office:value-type="string" calcext:value-type="string">
            <text:p>2020-05-20 17:4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07281" calcext:value-type="float">
            <text:p>1590007281</text:p>
          </table:table-cell>
          <table:table-cell office:value-type="string" calcext:value-type="string">
            <text:p>2020-05-20 17:41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7281" calcext:value-type="float">
            <text:p>1590007281</text:p>
          </table:table-cell>
          <table:table-cell office:value-type="string" calcext:value-type="string">
            <text:p>2020-05-20 17:41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7281" calcext:value-type="float">
            <text:p>1590007281</text:p>
          </table:table-cell>
          <table:table-cell office:value-type="string" calcext:value-type="string">
            <text:p>2020-05-20 17:41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07580" calcext:value-type="float">
            <text:p>1590007580</text:p>
          </table:table-cell>
          <table:table-cell office:value-type="string" calcext:value-type="string">
            <text:p>2020-05-20 17:46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7580" calcext:value-type="float">
            <text:p>1590007580</text:p>
          </table:table-cell>
          <table:table-cell office:value-type="string" calcext:value-type="string">
            <text:p>2020-05-20 17:46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7580" calcext:value-type="float">
            <text:p>1590007580</text:p>
          </table:table-cell>
          <table:table-cell office:value-type="string" calcext:value-type="string">
            <text:p>2020-05-20 17:46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7580" calcext:value-type="float">
            <text:p>1590007580</text:p>
          </table:table-cell>
          <table:table-cell office:value-type="string" calcext:value-type="string">
            <text:p>2020-05-20 17:46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7879" calcext:value-type="float">
            <text:p>1590007879</text:p>
          </table:table-cell>
          <table:table-cell office:value-type="string" calcext:value-type="string">
            <text:p>2020-05-20 17:5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7879" calcext:value-type="float">
            <text:p>1590007879</text:p>
          </table:table-cell>
          <table:table-cell office:value-type="string" calcext:value-type="string">
            <text:p>2020-05-20 17:51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7879" calcext:value-type="float">
            <text:p>1590007879</text:p>
          </table:table-cell>
          <table:table-cell office:value-type="string" calcext:value-type="string">
            <text:p>2020-05-20 17:51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7879" calcext:value-type="float">
            <text:p>1590007879</text:p>
          </table:table-cell>
          <table:table-cell office:value-type="string" calcext:value-type="string">
            <text:p>2020-05-20 17:51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8178" calcext:value-type="float">
            <text:p>1590008178</text:p>
          </table:table-cell>
          <table:table-cell office:value-type="string" calcext:value-type="string">
            <text:p>2020-05-20 17:5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8178" calcext:value-type="float">
            <text:p>1590008178</text:p>
          </table:table-cell>
          <table:table-cell office:value-type="string" calcext:value-type="string">
            <text:p>2020-05-20 17:56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8178" calcext:value-type="float">
            <text:p>1590008178</text:p>
          </table:table-cell>
          <table:table-cell office:value-type="string" calcext:value-type="string">
            <text:p>2020-05-20 17:56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8178" calcext:value-type="float">
            <text:p>1590008178</text:p>
          </table:table-cell>
          <table:table-cell office:value-type="string" calcext:value-type="string">
            <text:p>2020-05-20 17:56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8477" calcext:value-type="float">
            <text:p>1590008477</text:p>
          </table:table-cell>
          <table:table-cell office:value-type="string" calcext:value-type="string">
            <text:p>2020-05-20 18:0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08477" calcext:value-type="float">
            <text:p>1590008477</text:p>
          </table:table-cell>
          <table:table-cell office:value-type="string" calcext:value-type="string">
            <text:p>2020-05-20 18:01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8477" calcext:value-type="float">
            <text:p>1590008477</text:p>
          </table:table-cell>
          <table:table-cell office:value-type="string" calcext:value-type="string">
            <text:p>2020-05-20 18:01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08477" calcext:value-type="float">
            <text:p>1590008477</text:p>
          </table:table-cell>
          <table:table-cell office:value-type="string" calcext:value-type="string">
            <text:p>2020-05-20 18:01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8776" calcext:value-type="float">
            <text:p>1590008776</text:p>
          </table:table-cell>
          <table:table-cell office:value-type="string" calcext:value-type="string">
            <text:p>2020-05-20 18:0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8776" calcext:value-type="float">
            <text:p>1590008776</text:p>
          </table:table-cell>
          <table:table-cell office:value-type="string" calcext:value-type="string">
            <text:p>2020-05-20 18:06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8776" calcext:value-type="float">
            <text:p>1590008776</text:p>
          </table:table-cell>
          <table:table-cell office:value-type="string" calcext:value-type="string">
            <text:p>2020-05-20 18:06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8776" calcext:value-type="float">
            <text:p>1590008776</text:p>
          </table:table-cell>
          <table:table-cell office:value-type="string" calcext:value-type="string">
            <text:p>2020-05-20 18:06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9075" calcext:value-type="float">
            <text:p>1590009075</text:p>
          </table:table-cell>
          <table:table-cell office:value-type="string" calcext:value-type="string">
            <text:p>2020-05-20 18:11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09075" calcext:value-type="float">
            <text:p>1590009075</text:p>
          </table:table-cell>
          <table:table-cell office:value-type="string" calcext:value-type="string">
            <text:p>2020-05-20 18:11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9075" calcext:value-type="float">
            <text:p>1590009075</text:p>
          </table:table-cell>
          <table:table-cell office:value-type="string" calcext:value-type="string">
            <text:p>2020-05-20 18:11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9075" calcext:value-type="float">
            <text:p>1590009075</text:p>
          </table:table-cell>
          <table:table-cell office:value-type="string" calcext:value-type="string">
            <text:p>2020-05-20 18:11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09374" calcext:value-type="float">
            <text:p>1590009374</text:p>
          </table:table-cell>
          <table:table-cell office:value-type="string" calcext:value-type="string">
            <text:p>2020-05-20 18:16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9374" calcext:value-type="float">
            <text:p>1590009374</text:p>
          </table:table-cell>
          <table:table-cell office:value-type="string" calcext:value-type="string">
            <text:p>2020-05-20 18:16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9374" calcext:value-type="float">
            <text:p>1590009374</text:p>
          </table:table-cell>
          <table:table-cell office:value-type="string" calcext:value-type="string">
            <text:p>2020-05-20 18:16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09374" calcext:value-type="float">
            <text:p>1590009374</text:p>
          </table:table-cell>
          <table:table-cell office:value-type="string" calcext:value-type="string">
            <text:p>2020-05-20 18:16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9673" calcext:value-type="float">
            <text:p>1590009673</text:p>
          </table:table-cell>
          <table:table-cell office:value-type="string" calcext:value-type="string">
            <text:p>2020-05-20 18:21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09673" calcext:value-type="float">
            <text:p>1590009673</text:p>
          </table:table-cell>
          <table:table-cell office:value-type="string" calcext:value-type="string">
            <text:p>2020-05-20 18:21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9673" calcext:value-type="float">
            <text:p>1590009673</text:p>
          </table:table-cell>
          <table:table-cell office:value-type="string" calcext:value-type="string">
            <text:p>2020-05-20 18:21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09673" calcext:value-type="float">
            <text:p>1590009673</text:p>
          </table:table-cell>
          <table:table-cell office:value-type="string" calcext:value-type="string">
            <text:p>2020-05-20 18:21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09972" calcext:value-type="float">
            <text:p>1590009972</text:p>
          </table:table-cell>
          <table:table-cell office:value-type="string" calcext:value-type="string">
            <text:p>2020-05-20 1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09972" calcext:value-type="float">
            <text:p>1590009972</text:p>
          </table:table-cell>
          <table:table-cell office:value-type="string" calcext:value-type="string">
            <text:p>2020-05-20 18:26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09972" calcext:value-type="float">
            <text:p>1590009972</text:p>
          </table:table-cell>
          <table:table-cell office:value-type="string" calcext:value-type="string">
            <text:p>2020-05-20 18:26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09972" calcext:value-type="float">
            <text:p>1590009972</text:p>
          </table:table-cell>
          <table:table-cell office:value-type="string" calcext:value-type="string">
            <text:p>2020-05-20 18:26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0271" calcext:value-type="float">
            <text:p>1590010271</text:p>
          </table:table-cell>
          <table:table-cell office:value-type="string" calcext:value-type="string">
            <text:p>2020-05-20 18:31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10271" calcext:value-type="float">
            <text:p>1590010271</text:p>
          </table:table-cell>
          <table:table-cell office:value-type="string" calcext:value-type="string">
            <text:p>2020-05-20 18:31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0271" calcext:value-type="float">
            <text:p>1590010271</text:p>
          </table:table-cell>
          <table:table-cell office:value-type="string" calcext:value-type="string">
            <text:p>2020-05-20 18:31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10271" calcext:value-type="float">
            <text:p>1590010271</text:p>
          </table:table-cell>
          <table:table-cell office:value-type="string" calcext:value-type="string">
            <text:p>2020-05-20 18:31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0570" calcext:value-type="float">
            <text:p>1590010570</text:p>
          </table:table-cell>
          <table:table-cell office:value-type="string" calcext:value-type="string">
            <text:p>2020-05-20 18:36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10570" calcext:value-type="float">
            <text:p>1590010570</text:p>
          </table:table-cell>
          <table:table-cell office:value-type="string" calcext:value-type="string">
            <text:p>2020-05-20 18:36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0570" calcext:value-type="float">
            <text:p>1590010570</text:p>
          </table:table-cell>
          <table:table-cell office:value-type="string" calcext:value-type="string">
            <text:p>2020-05-20 18:36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10570" calcext:value-type="float">
            <text:p>1590010570</text:p>
          </table:table-cell>
          <table:table-cell office:value-type="string" calcext:value-type="string">
            <text:p>2020-05-20 18:36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0869" calcext:value-type="float">
            <text:p>1590010869</text:p>
          </table:table-cell>
          <table:table-cell office:value-type="string" calcext:value-type="string">
            <text:p>2020-05-20 18:41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10869" calcext:value-type="float">
            <text:p>1590010869</text:p>
          </table:table-cell>
          <table:table-cell office:value-type="string" calcext:value-type="string">
            <text:p>2020-05-20 18:41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0869" calcext:value-type="float">
            <text:p>1590010869</text:p>
          </table:table-cell>
          <table:table-cell office:value-type="string" calcext:value-type="string">
            <text:p>2020-05-20 18:41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10869" calcext:value-type="float">
            <text:p>1590010869</text:p>
          </table:table-cell>
          <table:table-cell office:value-type="string" calcext:value-type="string">
            <text:p>2020-05-20 18:41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11168" calcext:value-type="float">
            <text:p>1590011168</text:p>
          </table:table-cell>
          <table:table-cell office:value-type="string" calcext:value-type="string">
            <text:p>2020-05-20 18:4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11168" calcext:value-type="float">
            <text:p>1590011168</text:p>
          </table:table-cell>
          <table:table-cell office:value-type="string" calcext:value-type="string">
            <text:p>2020-05-20 18:46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1168" calcext:value-type="float">
            <text:p>1590011168</text:p>
          </table:table-cell>
          <table:table-cell office:value-type="string" calcext:value-type="string">
            <text:p>2020-05-20 18:46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11168" calcext:value-type="float">
            <text:p>1590011168</text:p>
          </table:table-cell>
          <table:table-cell office:value-type="string" calcext:value-type="string">
            <text:p>2020-05-20 18:46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1467" calcext:value-type="float">
            <text:p>1590011467</text:p>
          </table:table-cell>
          <table:table-cell office:value-type="string" calcext:value-type="string">
            <text:p>2020-05-20 18:51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11467" calcext:value-type="float">
            <text:p>1590011467</text:p>
          </table:table-cell>
          <table:table-cell office:value-type="string" calcext:value-type="string">
            <text:p>2020-05-20 18:51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1467" calcext:value-type="float">
            <text:p>1590011467</text:p>
          </table:table-cell>
          <table:table-cell office:value-type="string" calcext:value-type="string">
            <text:p>2020-05-20 18:51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11467" calcext:value-type="float">
            <text:p>1590011467</text:p>
          </table:table-cell>
          <table:table-cell office:value-type="string" calcext:value-type="string">
            <text:p>2020-05-20 18:51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1771" calcext:value-type="float">
            <text:p>1590011771</text:p>
          </table:table-cell>
          <table:table-cell office:value-type="string" calcext:value-type="string">
            <text:p>2020-05-20 18:5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11771" calcext:value-type="float">
            <text:p>1590011771</text:p>
          </table:table-cell>
          <table:table-cell office:value-type="string" calcext:value-type="string">
            <text:p>2020-05-20 18:56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1771" calcext:value-type="float">
            <text:p>1590011771</text:p>
          </table:table-cell>
          <table:table-cell office:value-type="string" calcext:value-type="string">
            <text:p>2020-05-20 18:56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11771" calcext:value-type="float">
            <text:p>1590011771</text:p>
          </table:table-cell>
          <table:table-cell office:value-type="string" calcext:value-type="string">
            <text:p>2020-05-20 18:56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19697" calcext:value-type="float">
            <text:p>1590019697</text:p>
          </table:table-cell>
          <table:table-cell office:value-type="string" calcext:value-type="string">
            <text:p>2020-05-20 21:0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19697" calcext:value-type="float">
            <text:p>1590019697</text:p>
          </table:table-cell>
          <table:table-cell office:value-type="string" calcext:value-type="string">
            <text:p>2020-05-20 21:08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19697" calcext:value-type="float">
            <text:p>1590019697</text:p>
          </table:table-cell>
          <table:table-cell office:value-type="string" calcext:value-type="string">
            <text:p>2020-05-20 21:08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19697" calcext:value-type="float">
            <text:p>1590019697</text:p>
          </table:table-cell>
          <table:table-cell office:value-type="string" calcext:value-type="string">
            <text:p>2020-05-20 21:08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19996" calcext:value-type="float">
            <text:p>1590019996</text:p>
          </table:table-cell>
          <table:table-cell office:value-type="string" calcext:value-type="string">
            <text:p>2020-05-20 21:13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19996" calcext:value-type="float">
            <text:p>1590019996</text:p>
          </table:table-cell>
          <table:table-cell office:value-type="string" calcext:value-type="string">
            <text:p>2020-05-20 21:13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19996" calcext:value-type="float">
            <text:p>1590019996</text:p>
          </table:table-cell>
          <table:table-cell office:value-type="string" calcext:value-type="string">
            <text:p>2020-05-20 21:13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19996" calcext:value-type="float">
            <text:p>1590019996</text:p>
          </table:table-cell>
          <table:table-cell office:value-type="string" calcext:value-type="string">
            <text:p>2020-05-20 21:13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0295" calcext:value-type="float">
            <text:p>1590020295</text:p>
          </table:table-cell>
          <table:table-cell office:value-type="string" calcext:value-type="string">
            <text:p>2020-05-20 21:1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0295" calcext:value-type="float">
            <text:p>1590020295</text:p>
          </table:table-cell>
          <table:table-cell office:value-type="string" calcext:value-type="string">
            <text:p>2020-05-20 21:18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0295" calcext:value-type="float">
            <text:p>1590020295</text:p>
          </table:table-cell>
          <table:table-cell office:value-type="string" calcext:value-type="string">
            <text:p>2020-05-20 21:18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0295" calcext:value-type="float">
            <text:p>1590020295</text:p>
          </table:table-cell>
          <table:table-cell office:value-type="string" calcext:value-type="string">
            <text:p>2020-05-20 21:18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0594" calcext:value-type="float">
            <text:p>1590020594</text:p>
          </table:table-cell>
          <table:table-cell office:value-type="string" calcext:value-type="string">
            <text:p>2020-05-20 21:23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0594" calcext:value-type="float">
            <text:p>1590020594</text:p>
          </table:table-cell>
          <table:table-cell office:value-type="string" calcext:value-type="string">
            <text:p>2020-05-20 21:23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0594" calcext:value-type="float">
            <text:p>1590020594</text:p>
          </table:table-cell>
          <table:table-cell office:value-type="string" calcext:value-type="string">
            <text:p>2020-05-20 21:23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0594" calcext:value-type="float">
            <text:p>1590020594</text:p>
          </table:table-cell>
          <table:table-cell office:value-type="string" calcext:value-type="string">
            <text:p>2020-05-20 21:23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0893" calcext:value-type="float">
            <text:p>1590020893</text:p>
          </table:table-cell>
          <table:table-cell office:value-type="string" calcext:value-type="string">
            <text:p>2020-05-20 21:2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0893" calcext:value-type="float">
            <text:p>1590020893</text:p>
          </table:table-cell>
          <table:table-cell office:value-type="string" calcext:value-type="string">
            <text:p>2020-05-20 21:28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0893" calcext:value-type="float">
            <text:p>1590020893</text:p>
          </table:table-cell>
          <table:table-cell office:value-type="string" calcext:value-type="string">
            <text:p>2020-05-20 21:28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0893" calcext:value-type="float">
            <text:p>1590020893</text:p>
          </table:table-cell>
          <table:table-cell office:value-type="string" calcext:value-type="string">
            <text:p>2020-05-20 21:28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1192" calcext:value-type="float">
            <text:p>1590021192</text:p>
          </table:table-cell>
          <table:table-cell office:value-type="string" calcext:value-type="string">
            <text:p>2020-05-20 21:33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21192" calcext:value-type="float">
            <text:p>1590021192</text:p>
          </table:table-cell>
          <table:table-cell office:value-type="string" calcext:value-type="string">
            <text:p>2020-05-20 21:33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1192" calcext:value-type="float">
            <text:p>1590021192</text:p>
          </table:table-cell>
          <table:table-cell office:value-type="string" calcext:value-type="string">
            <text:p>2020-05-20 21:33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21192" calcext:value-type="float">
            <text:p>1590021192</text:p>
          </table:table-cell>
          <table:table-cell office:value-type="string" calcext:value-type="string">
            <text:p>2020-05-20 21:33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21491" calcext:value-type="float">
            <text:p>1590021491</text:p>
          </table:table-cell>
          <table:table-cell office:value-type="string" calcext:value-type="string">
            <text:p>2020-05-20 21:3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1491" calcext:value-type="float">
            <text:p>1590021491</text:p>
          </table:table-cell>
          <table:table-cell office:value-type="string" calcext:value-type="string">
            <text:p>2020-05-20 21:38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1491" calcext:value-type="float">
            <text:p>1590021491</text:p>
          </table:table-cell>
          <table:table-cell office:value-type="string" calcext:value-type="string">
            <text:p>2020-05-20 21:38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21491" calcext:value-type="float">
            <text:p>1590021491</text:p>
          </table:table-cell>
          <table:table-cell office:value-type="string" calcext:value-type="string">
            <text:p>2020-05-20 21:38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1790" calcext:value-type="float">
            <text:p>1590021790</text:p>
          </table:table-cell>
          <table:table-cell office:value-type="string" calcext:value-type="string">
            <text:p>2020-05-20 21:43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1790" calcext:value-type="float">
            <text:p>1590021790</text:p>
          </table:table-cell>
          <table:table-cell office:value-type="string" calcext:value-type="string">
            <text:p>2020-05-20 21:43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1790" calcext:value-type="float">
            <text:p>1590021790</text:p>
          </table:table-cell>
          <table:table-cell office:value-type="string" calcext:value-type="string">
            <text:p>2020-05-20 21:43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1790" calcext:value-type="float">
            <text:p>1590021790</text:p>
          </table:table-cell>
          <table:table-cell office:value-type="string" calcext:value-type="string">
            <text:p>2020-05-20 21:43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2089" calcext:value-type="float">
            <text:p>1590022089</text:p>
          </table:table-cell>
          <table:table-cell office:value-type="string" calcext:value-type="string">
            <text:p>2020-05-20 21:4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2089" calcext:value-type="float">
            <text:p>1590022089</text:p>
          </table:table-cell>
          <table:table-cell office:value-type="string" calcext:value-type="string">
            <text:p>2020-05-20 21:48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2089" calcext:value-type="float">
            <text:p>1590022089</text:p>
          </table:table-cell>
          <table:table-cell office:value-type="string" calcext:value-type="string">
            <text:p>2020-05-20 21:48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2089" calcext:value-type="float">
            <text:p>1590022089</text:p>
          </table:table-cell>
          <table:table-cell office:value-type="string" calcext:value-type="string">
            <text:p>2020-05-20 21:48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2388" calcext:value-type="float">
            <text:p>1590022388</text:p>
          </table:table-cell>
          <table:table-cell office:value-type="string" calcext:value-type="string">
            <text:p>2020-05-20 21:5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2388" calcext:value-type="float">
            <text:p>1590022388</text:p>
          </table:table-cell>
          <table:table-cell office:value-type="string" calcext:value-type="string">
            <text:p>2020-05-20 21:53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2388" calcext:value-type="float">
            <text:p>1590022388</text:p>
          </table:table-cell>
          <table:table-cell office:value-type="string" calcext:value-type="string">
            <text:p>2020-05-20 21:53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2388" calcext:value-type="float">
            <text:p>1590022388</text:p>
          </table:table-cell>
          <table:table-cell office:value-type="string" calcext:value-type="string">
            <text:p>2020-05-20 21:53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2687" calcext:value-type="float">
            <text:p>1590022687</text:p>
          </table:table-cell>
          <table:table-cell office:value-type="string" calcext:value-type="string">
            <text:p>2020-05-20 21:5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2687" calcext:value-type="float">
            <text:p>1590022687</text:p>
          </table:table-cell>
          <table:table-cell office:value-type="string" calcext:value-type="string">
            <text:p>2020-05-20 21:58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2687" calcext:value-type="float">
            <text:p>1590022687</text:p>
          </table:table-cell>
          <table:table-cell office:value-type="string" calcext:value-type="string">
            <text:p>2020-05-20 21:58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2687" calcext:value-type="float">
            <text:p>1590022687</text:p>
          </table:table-cell>
          <table:table-cell office:value-type="string" calcext:value-type="string">
            <text:p>2020-05-20 21:58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2986" calcext:value-type="float">
            <text:p>1590022986</text:p>
          </table:table-cell>
          <table:table-cell office:value-type="string" calcext:value-type="string">
            <text:p>2020-05-20 22:03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2986" calcext:value-type="float">
            <text:p>1590022986</text:p>
          </table:table-cell>
          <table:table-cell office:value-type="string" calcext:value-type="string">
            <text:p>2020-05-20 22:03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2986" calcext:value-type="float">
            <text:p>1590022986</text:p>
          </table:table-cell>
          <table:table-cell office:value-type="string" calcext:value-type="string">
            <text:p>2020-05-20 22:03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2986" calcext:value-type="float">
            <text:p>1590022986</text:p>
          </table:table-cell>
          <table:table-cell office:value-type="string" calcext:value-type="string">
            <text:p>2020-05-20 22:03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3285" calcext:value-type="float">
            <text:p>1590023285</text:p>
          </table:table-cell>
          <table:table-cell office:value-type="string" calcext:value-type="string">
            <text:p>2020-05-20 22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3285" calcext:value-type="float">
            <text:p>1590023285</text:p>
          </table:table-cell>
          <table:table-cell office:value-type="string" calcext:value-type="string">
            <text:p>2020-05-20 22:08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3285" calcext:value-type="float">
            <text:p>1590023285</text:p>
          </table:table-cell>
          <table:table-cell office:value-type="string" calcext:value-type="string">
            <text:p>2020-05-20 22:08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3285" calcext:value-type="float">
            <text:p>1590023285</text:p>
          </table:table-cell>
          <table:table-cell office:value-type="string" calcext:value-type="string">
            <text:p>2020-05-20 22:08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3584" calcext:value-type="float">
            <text:p>1590023584</text:p>
          </table:table-cell>
          <table:table-cell office:value-type="string" calcext:value-type="string">
            <text:p>2020-05-20 22:1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3584" calcext:value-type="float">
            <text:p>1590023584</text:p>
          </table:table-cell>
          <table:table-cell office:value-type="string" calcext:value-type="string">
            <text:p>2020-05-20 22:13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3584" calcext:value-type="float">
            <text:p>1590023584</text:p>
          </table:table-cell>
          <table:table-cell office:value-type="string" calcext:value-type="string">
            <text:p>2020-05-20 22:13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3584" calcext:value-type="float">
            <text:p>1590023584</text:p>
          </table:table-cell>
          <table:table-cell office:value-type="string" calcext:value-type="string">
            <text:p>2020-05-20 22:13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3883" calcext:value-type="float">
            <text:p>1590023883</text:p>
          </table:table-cell>
          <table:table-cell office:value-type="string" calcext:value-type="string">
            <text:p>2020-05-20 22:1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3883" calcext:value-type="float">
            <text:p>1590023883</text:p>
          </table:table-cell>
          <table:table-cell office:value-type="string" calcext:value-type="string">
            <text:p>2020-05-20 22:18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3883" calcext:value-type="float">
            <text:p>1590023883</text:p>
          </table:table-cell>
          <table:table-cell office:value-type="string" calcext:value-type="string">
            <text:p>2020-05-20 22:18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3883" calcext:value-type="float">
            <text:p>1590023883</text:p>
          </table:table-cell>
          <table:table-cell office:value-type="string" calcext:value-type="string">
            <text:p>2020-05-20 22:18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4182" calcext:value-type="float">
            <text:p>1590024182</text:p>
          </table:table-cell>
          <table:table-cell office:value-type="string" calcext:value-type="string">
            <text:p>2020-05-20 22:23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4182" calcext:value-type="float">
            <text:p>1590024182</text:p>
          </table:table-cell>
          <table:table-cell office:value-type="string" calcext:value-type="string">
            <text:p>2020-05-20 22:23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4182" calcext:value-type="float">
            <text:p>1590024182</text:p>
          </table:table-cell>
          <table:table-cell office:value-type="string" calcext:value-type="string">
            <text:p>2020-05-20 22:23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4182" calcext:value-type="float">
            <text:p>1590024182</text:p>
          </table:table-cell>
          <table:table-cell office:value-type="string" calcext:value-type="string">
            <text:p>2020-05-20 22:23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4481" calcext:value-type="float">
            <text:p>1590024481</text:p>
          </table:table-cell>
          <table:table-cell office:value-type="string" calcext:value-type="string">
            <text:p>2020-05-20 22:2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4481" calcext:value-type="float">
            <text:p>1590024481</text:p>
          </table:table-cell>
          <table:table-cell office:value-type="string" calcext:value-type="string">
            <text:p>2020-05-20 22:28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4481" calcext:value-type="float">
            <text:p>1590024481</text:p>
          </table:table-cell>
          <table:table-cell office:value-type="string" calcext:value-type="string">
            <text:p>2020-05-20 22:28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4481" calcext:value-type="float">
            <text:p>1590024481</text:p>
          </table:table-cell>
          <table:table-cell office:value-type="string" calcext:value-type="string">
            <text:p>2020-05-20 22:28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4780" calcext:value-type="float">
            <text:p>1590024780</text:p>
          </table:table-cell>
          <table:table-cell office:value-type="string" calcext:value-type="string">
            <text:p>2020-05-20 22:3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4780" calcext:value-type="float">
            <text:p>1590024780</text:p>
          </table:table-cell>
          <table:table-cell office:value-type="string" calcext:value-type="string">
            <text:p>2020-05-20 22:3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4780" calcext:value-type="float">
            <text:p>1590024780</text:p>
          </table:table-cell>
          <table:table-cell office:value-type="string" calcext:value-type="string">
            <text:p>2020-05-20 22:3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4780" calcext:value-type="float">
            <text:p>1590024780</text:p>
          </table:table-cell>
          <table:table-cell office:value-type="string" calcext:value-type="string">
            <text:p>2020-05-20 22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5079" calcext:value-type="float">
            <text:p>1590025079</text:p>
          </table:table-cell>
          <table:table-cell office:value-type="string" calcext:value-type="string">
            <text:p>2020-05-20 22:37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5079" calcext:value-type="float">
            <text:p>1590025079</text:p>
          </table:table-cell>
          <table:table-cell office:value-type="string" calcext:value-type="string">
            <text:p>2020-05-20 22:37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5079" calcext:value-type="float">
            <text:p>1590025079</text:p>
          </table:table-cell>
          <table:table-cell office:value-type="string" calcext:value-type="string">
            <text:p>2020-05-20 22:37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5079" calcext:value-type="float">
            <text:p>1590025079</text:p>
          </table:table-cell>
          <table:table-cell office:value-type="string" calcext:value-type="string">
            <text:p>2020-05-20 22:37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5378" calcext:value-type="float">
            <text:p>1590025378</text:p>
          </table:table-cell>
          <table:table-cell office:value-type="string" calcext:value-type="string">
            <text:p>2020-05-20 22:4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5378" calcext:value-type="float">
            <text:p>1590025378</text:p>
          </table:table-cell>
          <table:table-cell office:value-type="string" calcext:value-type="string">
            <text:p>2020-05-20 22:42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5378" calcext:value-type="float">
            <text:p>1590025378</text:p>
          </table:table-cell>
          <table:table-cell office:value-type="string" calcext:value-type="string">
            <text:p>2020-05-20 22:42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5378" calcext:value-type="float">
            <text:p>1590025378</text:p>
          </table:table-cell>
          <table:table-cell office:value-type="string" calcext:value-type="string">
            <text:p>2020-05-20 22:42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5677" calcext:value-type="float">
            <text:p>1590025677</text:p>
          </table:table-cell>
          <table:table-cell office:value-type="string" calcext:value-type="string">
            <text:p>2020-05-20 22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5677" calcext:value-type="float">
            <text:p>1590025677</text:p>
          </table:table-cell>
          <table:table-cell office:value-type="string" calcext:value-type="string">
            <text:p>2020-05-20 22:47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5677" calcext:value-type="float">
            <text:p>1590025677</text:p>
          </table:table-cell>
          <table:table-cell office:value-type="string" calcext:value-type="string">
            <text:p>2020-05-20 22:47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5677" calcext:value-type="float">
            <text:p>1590025677</text:p>
          </table:table-cell>
          <table:table-cell office:value-type="string" calcext:value-type="string">
            <text:p>2020-05-20 22:47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5976" calcext:value-type="float">
            <text:p>1590025976</text:p>
          </table:table-cell>
          <table:table-cell office:value-type="string" calcext:value-type="string">
            <text:p>2020-05-20 22:52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5976" calcext:value-type="float">
            <text:p>1590025976</text:p>
          </table:table-cell>
          <table:table-cell office:value-type="string" calcext:value-type="string">
            <text:p>2020-05-20 22:52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5976" calcext:value-type="float">
            <text:p>1590025976</text:p>
          </table:table-cell>
          <table:table-cell office:value-type="string" calcext:value-type="string">
            <text:p>2020-05-20 22:52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5976" calcext:value-type="float">
            <text:p>1590025976</text:p>
          </table:table-cell>
          <table:table-cell office:value-type="string" calcext:value-type="string">
            <text:p>2020-05-20 22:52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6275" calcext:value-type="float">
            <text:p>1590026275</text:p>
          </table:table-cell>
          <table:table-cell office:value-type="string" calcext:value-type="string">
            <text:p>2020-05-20 22:5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6275" calcext:value-type="float">
            <text:p>1590026275</text:p>
          </table:table-cell>
          <table:table-cell office:value-type="string" calcext:value-type="string">
            <text:p>2020-05-20 22:57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6275" calcext:value-type="float">
            <text:p>1590026275</text:p>
          </table:table-cell>
          <table:table-cell office:value-type="string" calcext:value-type="string">
            <text:p>2020-05-20 22:57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6275" calcext:value-type="float">
            <text:p>1590026275</text:p>
          </table:table-cell>
          <table:table-cell office:value-type="string" calcext:value-type="string">
            <text:p>2020-05-20 22:57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6574" calcext:value-type="float">
            <text:p>1590026574</text:p>
          </table:table-cell>
          <table:table-cell office:value-type="string" calcext:value-type="string">
            <text:p>2020-05-20 23:02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6574" calcext:value-type="float">
            <text:p>1590026574</text:p>
          </table:table-cell>
          <table:table-cell office:value-type="string" calcext:value-type="string">
            <text:p>2020-05-20 23:02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6574" calcext:value-type="float">
            <text:p>1590026574</text:p>
          </table:table-cell>
          <table:table-cell office:value-type="string" calcext:value-type="string">
            <text:p>2020-05-20 23:02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6574" calcext:value-type="float">
            <text:p>1590026574</text:p>
          </table:table-cell>
          <table:table-cell office:value-type="string" calcext:value-type="string">
            <text:p>2020-05-20 23:02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6873" calcext:value-type="float">
            <text:p>1590026873</text:p>
          </table:table-cell>
          <table:table-cell office:value-type="string" calcext:value-type="string">
            <text:p>2020-05-20 23:07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6873" calcext:value-type="float">
            <text:p>1590026873</text:p>
          </table:table-cell>
          <table:table-cell office:value-type="string" calcext:value-type="string">
            <text:p>2020-05-20 23:07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6873" calcext:value-type="float">
            <text:p>1590026873</text:p>
          </table:table-cell>
          <table:table-cell office:value-type="string" calcext:value-type="string">
            <text:p>2020-05-20 23:07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6873" calcext:value-type="float">
            <text:p>1590026873</text:p>
          </table:table-cell>
          <table:table-cell office:value-type="string" calcext:value-type="string">
            <text:p>2020-05-20 23:07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7172" calcext:value-type="float">
            <text:p>1590027172</text:p>
          </table:table-cell>
          <table:table-cell office:value-type="string" calcext:value-type="string">
            <text:p>2020-05-20 23:12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7172" calcext:value-type="float">
            <text:p>1590027172</text:p>
          </table:table-cell>
          <table:table-cell office:value-type="string" calcext:value-type="string">
            <text:p>2020-05-20 23:12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7172" calcext:value-type="float">
            <text:p>1590027172</text:p>
          </table:table-cell>
          <table:table-cell office:value-type="string" calcext:value-type="string">
            <text:p>2020-05-20 23:12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7172" calcext:value-type="float">
            <text:p>1590027172</text:p>
          </table:table-cell>
          <table:table-cell office:value-type="string" calcext:value-type="string">
            <text:p>2020-05-20 23:12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7471" calcext:value-type="float">
            <text:p>1590027471</text:p>
          </table:table-cell>
          <table:table-cell office:value-type="string" calcext:value-type="string">
            <text:p>2020-05-20 23:1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7471" calcext:value-type="float">
            <text:p>1590027471</text:p>
          </table:table-cell>
          <table:table-cell office:value-type="string" calcext:value-type="string">
            <text:p>2020-05-20 23:17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7471" calcext:value-type="float">
            <text:p>1590027471</text:p>
          </table:table-cell>
          <table:table-cell office:value-type="string" calcext:value-type="string">
            <text:p>2020-05-20 23:17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7471" calcext:value-type="float">
            <text:p>1590027471</text:p>
          </table:table-cell>
          <table:table-cell office:value-type="string" calcext:value-type="string">
            <text:p>2020-05-20 23:17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7770" calcext:value-type="float">
            <text:p>1590027770</text:p>
          </table:table-cell>
          <table:table-cell office:value-type="string" calcext:value-type="string">
            <text:p>2020-05-20 23:22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7770" calcext:value-type="float">
            <text:p>1590027770</text:p>
          </table:table-cell>
          <table:table-cell office:value-type="string" calcext:value-type="string">
            <text:p>2020-05-20 23:22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7770" calcext:value-type="float">
            <text:p>1590027770</text:p>
          </table:table-cell>
          <table:table-cell office:value-type="string" calcext:value-type="string">
            <text:p>2020-05-20 23:22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7770" calcext:value-type="float">
            <text:p>1590027770</text:p>
          </table:table-cell>
          <table:table-cell office:value-type="string" calcext:value-type="string">
            <text:p>2020-05-20 23:22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8069" calcext:value-type="float">
            <text:p>1590028069</text:p>
          </table:table-cell>
          <table:table-cell office:value-type="string" calcext:value-type="string">
            <text:p>2020-05-20 23:2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8069" calcext:value-type="float">
            <text:p>1590028069</text:p>
          </table:table-cell>
          <table:table-cell office:value-type="string" calcext:value-type="string">
            <text:p>2020-05-20 23:27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8069" calcext:value-type="float">
            <text:p>1590028069</text:p>
          </table:table-cell>
          <table:table-cell office:value-type="string" calcext:value-type="string">
            <text:p>2020-05-20 23:27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8069" calcext:value-type="float">
            <text:p>1590028069</text:p>
          </table:table-cell>
          <table:table-cell office:value-type="string" calcext:value-type="string">
            <text:p>2020-05-20 23:27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28368" calcext:value-type="float">
            <text:p>1590028368</text:p>
          </table:table-cell>
          <table:table-cell office:value-type="string" calcext:value-type="string">
            <text:p>2020-05-20 23:32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8368" calcext:value-type="float">
            <text:p>1590028368</text:p>
          </table:table-cell>
          <table:table-cell office:value-type="string" calcext:value-type="string">
            <text:p>2020-05-20 23:32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8368" calcext:value-type="float">
            <text:p>1590028368</text:p>
          </table:table-cell>
          <table:table-cell office:value-type="string" calcext:value-type="string">
            <text:p>2020-05-20 23:32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8368" calcext:value-type="float">
            <text:p>1590028368</text:p>
          </table:table-cell>
          <table:table-cell office:value-type="string" calcext:value-type="string">
            <text:p>2020-05-20 23:32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8667" calcext:value-type="float">
            <text:p>1590028667</text:p>
          </table:table-cell>
          <table:table-cell office:value-type="string" calcext:value-type="string">
            <text:p>2020-05-20 23:3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8667" calcext:value-type="float">
            <text:p>1590028667</text:p>
          </table:table-cell>
          <table:table-cell office:value-type="string" calcext:value-type="string">
            <text:p>2020-05-20 23:37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8667" calcext:value-type="float">
            <text:p>1590028667</text:p>
          </table:table-cell>
          <table:table-cell office:value-type="string" calcext:value-type="string">
            <text:p>2020-05-20 23:37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8667" calcext:value-type="float">
            <text:p>1590028667</text:p>
          </table:table-cell>
          <table:table-cell office:value-type="string" calcext:value-type="string">
            <text:p>2020-05-20 23:37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8966" calcext:value-type="float">
            <text:p>1590028966</text:p>
          </table:table-cell>
          <table:table-cell office:value-type="string" calcext:value-type="string">
            <text:p>2020-05-20 23:42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8966" calcext:value-type="float">
            <text:p>1590028966</text:p>
          </table:table-cell>
          <table:table-cell office:value-type="string" calcext:value-type="string">
            <text:p>2020-05-20 23:42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28966" calcext:value-type="float">
            <text:p>1590028966</text:p>
          </table:table-cell>
          <table:table-cell office:value-type="string" calcext:value-type="string">
            <text:p>2020-05-20 23:42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28966" calcext:value-type="float">
            <text:p>1590028966</text:p>
          </table:table-cell>
          <table:table-cell office:value-type="string" calcext:value-type="string">
            <text:p>2020-05-20 23:42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9265" calcext:value-type="float">
            <text:p>1590029265</text:p>
          </table:table-cell>
          <table:table-cell office:value-type="string" calcext:value-type="string">
            <text:p>2020-05-20 23:47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9265" calcext:value-type="float">
            <text:p>1590029265</text:p>
          </table:table-cell>
          <table:table-cell office:value-type="string" calcext:value-type="string">
            <text:p>2020-05-20 23:47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29265" calcext:value-type="float">
            <text:p>1590029265</text:p>
          </table:table-cell>
          <table:table-cell office:value-type="string" calcext:value-type="string">
            <text:p>2020-05-20 23:47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29265" calcext:value-type="float">
            <text:p>1590029265</text:p>
          </table:table-cell>
          <table:table-cell office:value-type="string" calcext:value-type="string">
            <text:p>2020-05-20 23:47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9564" calcext:value-type="float">
            <text:p>1590029564</text:p>
          </table:table-cell>
          <table:table-cell office:value-type="string" calcext:value-type="string">
            <text:p>2020-05-20 23:52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29564" calcext:value-type="float">
            <text:p>1590029564</text:p>
          </table:table-cell>
          <table:table-cell office:value-type="string" calcext:value-type="string">
            <text:p>2020-05-20 23:52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9564" calcext:value-type="float">
            <text:p>1590029564</text:p>
          </table:table-cell>
          <table:table-cell office:value-type="string" calcext:value-type="string">
            <text:p>2020-05-20 23:52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9564" calcext:value-type="float">
            <text:p>1590029564</text:p>
          </table:table-cell>
          <table:table-cell office:value-type="string" calcext:value-type="string">
            <text:p>2020-05-20 23:52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9863" calcext:value-type="float">
            <text:p>1590029863</text:p>
          </table:table-cell>
          <table:table-cell office:value-type="string" calcext:value-type="string">
            <text:p>2020-05-20 23:57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29863" calcext:value-type="float">
            <text:p>1590029863</text:p>
          </table:table-cell>
          <table:table-cell office:value-type="string" calcext:value-type="string">
            <text:p>2020-05-20 23:57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29863" calcext:value-type="float">
            <text:p>1590029863</text:p>
          </table:table-cell>
          <table:table-cell office:value-type="string" calcext:value-type="string">
            <text:p>2020-05-20 23:57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29863" calcext:value-type="float">
            <text:p>1590029863</text:p>
          </table:table-cell>
          <table:table-cell office:value-type="string" calcext:value-type="string">
            <text:p>2020-05-20 23:57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30162" calcext:value-type="float">
            <text:p>1590030162</text:p>
          </table:table-cell>
          <table:table-cell office:value-type="string" calcext:value-type="string">
            <text:p>2020-05-21 00:02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30162" calcext:value-type="float">
            <text:p>1590030162</text:p>
          </table:table-cell>
          <table:table-cell office:value-type="string" calcext:value-type="string">
            <text:p>2020-05-21 00:02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0162" calcext:value-type="float">
            <text:p>1590030162</text:p>
          </table:table-cell>
          <table:table-cell office:value-type="string" calcext:value-type="string">
            <text:p>2020-05-21 00:02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0162" calcext:value-type="float">
            <text:p>1590030162</text:p>
          </table:table-cell>
          <table:table-cell office:value-type="string" calcext:value-type="string">
            <text:p>2020-05-21 00:02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30461" calcext:value-type="float">
            <text:p>1590030461</text:p>
          </table:table-cell>
          <table:table-cell office:value-type="string" calcext:value-type="string">
            <text:p>2020-05-21 00:0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30461" calcext:value-type="float">
            <text:p>1590030461</text:p>
          </table:table-cell>
          <table:table-cell office:value-type="string" calcext:value-type="string">
            <text:p>2020-05-21 00:07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0461" calcext:value-type="float">
            <text:p>1590030461</text:p>
          </table:table-cell>
          <table:table-cell office:value-type="string" calcext:value-type="string">
            <text:p>2020-05-21 00:07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0461" calcext:value-type="float">
            <text:p>1590030461</text:p>
          </table:table-cell>
          <table:table-cell office:value-type="string" calcext:value-type="string">
            <text:p>2020-05-21 00:07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0760" calcext:value-type="float">
            <text:p>1590030760</text:p>
          </table:table-cell>
          <table:table-cell office:value-type="string" calcext:value-type="string">
            <text:p>2020-05-21 00:12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30760" calcext:value-type="float">
            <text:p>1590030760</text:p>
          </table:table-cell>
          <table:table-cell office:value-type="string" calcext:value-type="string">
            <text:p>2020-05-21 00:12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30760" calcext:value-type="float">
            <text:p>1590030760</text:p>
          </table:table-cell>
          <table:table-cell office:value-type="string" calcext:value-type="string">
            <text:p>2020-05-21 00:12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30760" calcext:value-type="float">
            <text:p>1590030760</text:p>
          </table:table-cell>
          <table:table-cell office:value-type="string" calcext:value-type="string">
            <text:p>2020-05-21 00:12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31059" calcext:value-type="float">
            <text:p>1590031059</text:p>
          </table:table-cell>
          <table:table-cell office:value-type="string" calcext:value-type="string">
            <text:p>2020-05-21 00:1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31059" calcext:value-type="float">
            <text:p>1590031059</text:p>
          </table:table-cell>
          <table:table-cell office:value-type="string" calcext:value-type="string">
            <text:p>2020-05-21 00:17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1059" calcext:value-type="float">
            <text:p>1590031059</text:p>
          </table:table-cell>
          <table:table-cell office:value-type="string" calcext:value-type="string">
            <text:p>2020-05-21 00:17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1059" calcext:value-type="float">
            <text:p>1590031059</text:p>
          </table:table-cell>
          <table:table-cell office:value-type="string" calcext:value-type="string">
            <text:p>2020-05-21 00:17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1358" calcext:value-type="float">
            <text:p>1590031358</text:p>
          </table:table-cell>
          <table:table-cell office:value-type="string" calcext:value-type="string">
            <text:p>2020-05-21 00:22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31358" calcext:value-type="float">
            <text:p>1590031358</text:p>
          </table:table-cell>
          <table:table-cell office:value-type="string" calcext:value-type="string">
            <text:p>2020-05-21 00:22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1358" calcext:value-type="float">
            <text:p>1590031358</text:p>
          </table:table-cell>
          <table:table-cell office:value-type="string" calcext:value-type="string">
            <text:p>2020-05-21 00:22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1358" calcext:value-type="float">
            <text:p>1590031358</text:p>
          </table:table-cell>
          <table:table-cell office:value-type="string" calcext:value-type="string">
            <text:p>2020-05-21 00:22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1657" calcext:value-type="float">
            <text:p>1590031657</text:p>
          </table:table-cell>
          <table:table-cell office:value-type="string" calcext:value-type="string">
            <text:p>2020-05-21 00:27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31657" calcext:value-type="float">
            <text:p>1590031657</text:p>
          </table:table-cell>
          <table:table-cell office:value-type="string" calcext:value-type="string">
            <text:p>2020-05-21 00:27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1657" calcext:value-type="float">
            <text:p>1590031657</text:p>
          </table:table-cell>
          <table:table-cell office:value-type="string" calcext:value-type="string">
            <text:p>2020-05-21 00:27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1657" calcext:value-type="float">
            <text:p>1590031657</text:p>
          </table:table-cell>
          <table:table-cell office:value-type="string" calcext:value-type="string">
            <text:p>2020-05-21 00:27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31956" calcext:value-type="float">
            <text:p>1590031956</text:p>
          </table:table-cell>
          <table:table-cell office:value-type="string" calcext:value-type="string">
            <text:p>2020-05-21 00:32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31956" calcext:value-type="float">
            <text:p>1590031956</text:p>
          </table:table-cell>
          <table:table-cell office:value-type="string" calcext:value-type="string">
            <text:p>2020-05-21 00:32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1956" calcext:value-type="float">
            <text:p>1590031956</text:p>
          </table:table-cell>
          <table:table-cell office:value-type="string" calcext:value-type="string">
            <text:p>2020-05-21 00:32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1956" calcext:value-type="float">
            <text:p>1590031956</text:p>
          </table:table-cell>
          <table:table-cell office:value-type="string" calcext:value-type="string">
            <text:p>2020-05-21 00:32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32255" calcext:value-type="float">
            <text:p>1590032255</text:p>
          </table:table-cell>
          <table:table-cell office:value-type="string" calcext:value-type="string">
            <text:p>2020-05-21 00:3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32255" calcext:value-type="float">
            <text:p>1590032255</text:p>
          </table:table-cell>
          <table:table-cell office:value-type="string" calcext:value-type="string">
            <text:p>2020-05-21 00:37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2255" calcext:value-type="float">
            <text:p>1590032255</text:p>
          </table:table-cell>
          <table:table-cell office:value-type="string" calcext:value-type="string">
            <text:p>2020-05-21 00:37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2255" calcext:value-type="float">
            <text:p>1590032255</text:p>
          </table:table-cell>
          <table:table-cell office:value-type="string" calcext:value-type="string">
            <text:p>2020-05-21 00:37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32554" calcext:value-type="float">
            <text:p>1590032554</text:p>
          </table:table-cell>
          <table:table-cell office:value-type="string" calcext:value-type="string">
            <text:p>2020-05-21 00:42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32554" calcext:value-type="float">
            <text:p>1590032554</text:p>
          </table:table-cell>
          <table:table-cell office:value-type="string" calcext:value-type="string">
            <text:p>2020-05-21 00:42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2554" calcext:value-type="float">
            <text:p>1590032554</text:p>
          </table:table-cell>
          <table:table-cell office:value-type="string" calcext:value-type="string">
            <text:p>2020-05-21 00:42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2554" calcext:value-type="float">
            <text:p>1590032554</text:p>
          </table:table-cell>
          <table:table-cell office:value-type="string" calcext:value-type="string">
            <text:p>2020-05-21 00:42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32853" calcext:value-type="float">
            <text:p>1590032853</text:p>
          </table:table-cell>
          <table:table-cell office:value-type="string" calcext:value-type="string">
            <text:p>2020-05-21 00:47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32853" calcext:value-type="float">
            <text:p>1590032853</text:p>
          </table:table-cell>
          <table:table-cell office:value-type="string" calcext:value-type="string">
            <text:p>2020-05-21 00:47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2853" calcext:value-type="float">
            <text:p>1590032853</text:p>
          </table:table-cell>
          <table:table-cell office:value-type="string" calcext:value-type="string">
            <text:p>2020-05-21 00:47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2853" calcext:value-type="float">
            <text:p>1590032853</text:p>
          </table:table-cell>
          <table:table-cell office:value-type="string" calcext:value-type="string">
            <text:p>2020-05-21 00:47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3152" calcext:value-type="float">
            <text:p>1590033152</text:p>
          </table:table-cell>
          <table:table-cell office:value-type="string" calcext:value-type="string">
            <text:p>2020-05-21 00:52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3152" calcext:value-type="float">
            <text:p>1590033152</text:p>
          </table:table-cell>
          <table:table-cell office:value-type="string" calcext:value-type="string">
            <text:p>2020-05-21 00:52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3152" calcext:value-type="float">
            <text:p>1590033152</text:p>
          </table:table-cell>
          <table:table-cell office:value-type="string" calcext:value-type="string">
            <text:p>2020-05-21 00:52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3152" calcext:value-type="float">
            <text:p>1590033152</text:p>
          </table:table-cell>
          <table:table-cell office:value-type="string" calcext:value-type="string">
            <text:p>2020-05-21 00:52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3451" calcext:value-type="float">
            <text:p>1590033451</text:p>
          </table:table-cell>
          <table:table-cell office:value-type="string" calcext:value-type="string">
            <text:p>2020-05-21 00:5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3451" calcext:value-type="float">
            <text:p>1590033451</text:p>
          </table:table-cell>
          <table:table-cell office:value-type="string" calcext:value-type="string">
            <text:p>2020-05-21 00:57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3451" calcext:value-type="float">
            <text:p>1590033451</text:p>
          </table:table-cell>
          <table:table-cell office:value-type="string" calcext:value-type="string">
            <text:p>2020-05-21 00:57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3451" calcext:value-type="float">
            <text:p>1590033451</text:p>
          </table:table-cell>
          <table:table-cell office:value-type="string" calcext:value-type="string">
            <text:p>2020-05-21 00:57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3750" calcext:value-type="float">
            <text:p>1590033750</text:p>
          </table:table-cell>
          <table:table-cell office:value-type="string" calcext:value-type="string">
            <text:p>2020-05-21 01:02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3750" calcext:value-type="float">
            <text:p>1590033750</text:p>
          </table:table-cell>
          <table:table-cell office:value-type="string" calcext:value-type="string">
            <text:p>2020-05-21 01:02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3750" calcext:value-type="float">
            <text:p>1590033750</text:p>
          </table:table-cell>
          <table:table-cell office:value-type="string" calcext:value-type="string">
            <text:p>2020-05-21 01:02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3750" calcext:value-type="float">
            <text:p>1590033750</text:p>
          </table:table-cell>
          <table:table-cell office:value-type="string" calcext:value-type="string">
            <text:p>2020-05-21 01:02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4049" calcext:value-type="float">
            <text:p>1590034049</text:p>
          </table:table-cell>
          <table:table-cell office:value-type="string" calcext:value-type="string">
            <text:p>2020-05-21 01:0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4049" calcext:value-type="float">
            <text:p>1590034049</text:p>
          </table:table-cell>
          <table:table-cell office:value-type="string" calcext:value-type="string">
            <text:p>2020-05-21 01:07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4049" calcext:value-type="float">
            <text:p>1590034049</text:p>
          </table:table-cell>
          <table:table-cell office:value-type="string" calcext:value-type="string">
            <text:p>2020-05-21 01:07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4049" calcext:value-type="float">
            <text:p>1590034049</text:p>
          </table:table-cell>
          <table:table-cell office:value-type="string" calcext:value-type="string">
            <text:p>2020-05-21 01:07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4348" calcext:value-type="float">
            <text:p>1590034348</text:p>
          </table:table-cell>
          <table:table-cell office:value-type="string" calcext:value-type="string">
            <text:p>2020-05-21 01:12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4348" calcext:value-type="float">
            <text:p>1590034348</text:p>
          </table:table-cell>
          <table:table-cell office:value-type="string" calcext:value-type="string">
            <text:p>2020-05-21 01:12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4348" calcext:value-type="float">
            <text:p>1590034348</text:p>
          </table:table-cell>
          <table:table-cell office:value-type="string" calcext:value-type="string">
            <text:p>2020-05-21 01:12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4348" calcext:value-type="float">
            <text:p>1590034348</text:p>
          </table:table-cell>
          <table:table-cell office:value-type="string" calcext:value-type="string">
            <text:p>2020-05-21 01:12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4647" calcext:value-type="float">
            <text:p>1590034647</text:p>
          </table:table-cell>
          <table:table-cell office:value-type="string" calcext:value-type="string">
            <text:p>2020-05-21 01:1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4647" calcext:value-type="float">
            <text:p>1590034647</text:p>
          </table:table-cell>
          <table:table-cell office:value-type="string" calcext:value-type="string">
            <text:p>2020-05-21 01:17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4647" calcext:value-type="float">
            <text:p>1590034647</text:p>
          </table:table-cell>
          <table:table-cell office:value-type="string" calcext:value-type="string">
            <text:p>2020-05-21 01:17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4647" calcext:value-type="float">
            <text:p>1590034647</text:p>
          </table:table-cell>
          <table:table-cell office:value-type="string" calcext:value-type="string">
            <text:p>2020-05-21 01:17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4946" calcext:value-type="float">
            <text:p>1590034946</text:p>
          </table:table-cell>
          <table:table-cell office:value-type="string" calcext:value-type="string">
            <text:p>2020-05-21 01:22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4946" calcext:value-type="float">
            <text:p>1590034946</text:p>
          </table:table-cell>
          <table:table-cell office:value-type="string" calcext:value-type="string">
            <text:p>2020-05-21 01:22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4946" calcext:value-type="float">
            <text:p>1590034946</text:p>
          </table:table-cell>
          <table:table-cell office:value-type="string" calcext:value-type="string">
            <text:p>2020-05-21 01:22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4946" calcext:value-type="float">
            <text:p>1590034946</text:p>
          </table:table-cell>
          <table:table-cell office:value-type="string" calcext:value-type="string">
            <text:p>2020-05-21 01:22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245" calcext:value-type="float">
            <text:p>1590035245</text:p>
          </table:table-cell>
          <table:table-cell office:value-type="string" calcext:value-type="string">
            <text:p>2020-05-21 01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5245" calcext:value-type="float">
            <text:p>1590035245</text:p>
          </table:table-cell>
          <table:table-cell office:value-type="string" calcext:value-type="string">
            <text:p>2020-05-21 01:27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245" calcext:value-type="float">
            <text:p>1590035245</text:p>
          </table:table-cell>
          <table:table-cell office:value-type="string" calcext:value-type="string">
            <text:p>2020-05-21 01:27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5245" calcext:value-type="float">
            <text:p>1590035245</text:p>
          </table:table-cell>
          <table:table-cell office:value-type="string" calcext:value-type="string">
            <text:p>2020-05-21 01:27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544" calcext:value-type="float">
            <text:p>1590035544</text:p>
          </table:table-cell>
          <table:table-cell office:value-type="string" calcext:value-type="string">
            <text:p>2020-05-21 01:32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5544" calcext:value-type="float">
            <text:p>1590035544</text:p>
          </table:table-cell>
          <table:table-cell office:value-type="string" calcext:value-type="string">
            <text:p>2020-05-21 01:32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544" calcext:value-type="float">
            <text:p>1590035544</text:p>
          </table:table-cell>
          <table:table-cell office:value-type="string" calcext:value-type="string">
            <text:p>2020-05-21 01:32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5544" calcext:value-type="float">
            <text:p>1590035544</text:p>
          </table:table-cell>
          <table:table-cell office:value-type="string" calcext:value-type="string">
            <text:p>2020-05-21 01:32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843" calcext:value-type="float">
            <text:p>1590035843</text:p>
          </table:table-cell>
          <table:table-cell office:value-type="string" calcext:value-type="string">
            <text:p>2020-05-21 01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5843" calcext:value-type="float">
            <text:p>1590035843</text:p>
          </table:table-cell>
          <table:table-cell office:value-type="string" calcext:value-type="string">
            <text:p>2020-05-21 01:37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5843" calcext:value-type="float">
            <text:p>1590035843</text:p>
          </table:table-cell>
          <table:table-cell office:value-type="string" calcext:value-type="string">
            <text:p>2020-05-21 01:37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5843" calcext:value-type="float">
            <text:p>1590035843</text:p>
          </table:table-cell>
          <table:table-cell office:value-type="string" calcext:value-type="string">
            <text:p>2020-05-21 01:37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36142" calcext:value-type="float">
            <text:p>1590036142</text:p>
          </table:table-cell>
          <table:table-cell office:value-type="string" calcext:value-type="string">
            <text:p>2020-05-21 01:42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6142" calcext:value-type="float">
            <text:p>1590036142</text:p>
          </table:table-cell>
          <table:table-cell office:value-type="string" calcext:value-type="string">
            <text:p>2020-05-21 01:42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6142" calcext:value-type="float">
            <text:p>1590036142</text:p>
          </table:table-cell>
          <table:table-cell office:value-type="string" calcext:value-type="string">
            <text:p>2020-05-21 01:42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6142" calcext:value-type="float">
            <text:p>1590036142</text:p>
          </table:table-cell>
          <table:table-cell office:value-type="string" calcext:value-type="string">
            <text:p>2020-05-21 01:42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6441" calcext:value-type="float">
            <text:p>1590036441</text:p>
          </table:table-cell>
          <table:table-cell office:value-type="string" calcext:value-type="string">
            <text:p>2020-05-21 01:4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6441" calcext:value-type="float">
            <text:p>1590036441</text:p>
          </table:table-cell>
          <table:table-cell office:value-type="string" calcext:value-type="string">
            <text:p>2020-05-21 01:47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6441" calcext:value-type="float">
            <text:p>1590036441</text:p>
          </table:table-cell>
          <table:table-cell office:value-type="string" calcext:value-type="string">
            <text:p>2020-05-21 01:47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6441" calcext:value-type="float">
            <text:p>1590036441</text:p>
          </table:table-cell>
          <table:table-cell office:value-type="string" calcext:value-type="string">
            <text:p>2020-05-21 01:47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6740" calcext:value-type="float">
            <text:p>1590036740</text:p>
          </table:table-cell>
          <table:table-cell office:value-type="string" calcext:value-type="string">
            <text:p>2020-05-21 01:52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6740" calcext:value-type="float">
            <text:p>1590036740</text:p>
          </table:table-cell>
          <table:table-cell office:value-type="string" calcext:value-type="string">
            <text:p>2020-05-21 01:52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6740" calcext:value-type="float">
            <text:p>1590036740</text:p>
          </table:table-cell>
          <table:table-cell office:value-type="string" calcext:value-type="string">
            <text:p>2020-05-21 01:52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6740" calcext:value-type="float">
            <text:p>1590036740</text:p>
          </table:table-cell>
          <table:table-cell office:value-type="string" calcext:value-type="string">
            <text:p>2020-05-21 01:52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039" calcext:value-type="float">
            <text:p>1590037039</text:p>
          </table:table-cell>
          <table:table-cell office:value-type="string" calcext:value-type="string">
            <text:p>2020-05-21 01:5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7039" calcext:value-type="float">
            <text:p>1590037039</text:p>
          </table:table-cell>
          <table:table-cell office:value-type="string" calcext:value-type="string">
            <text:p>2020-05-21 01:57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039" calcext:value-type="float">
            <text:p>1590037039</text:p>
          </table:table-cell>
          <table:table-cell office:value-type="string" calcext:value-type="string">
            <text:p>2020-05-21 01:57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7039" calcext:value-type="float">
            <text:p>1590037039</text:p>
          </table:table-cell>
          <table:table-cell office:value-type="string" calcext:value-type="string">
            <text:p>2020-05-21 01:57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338" calcext:value-type="float">
            <text:p>1590037338</text:p>
          </table:table-cell>
          <table:table-cell office:value-type="string" calcext:value-type="string">
            <text:p>2020-05-21 02:02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7338" calcext:value-type="float">
            <text:p>1590037338</text:p>
          </table:table-cell>
          <table:table-cell office:value-type="string" calcext:value-type="string">
            <text:p>2020-05-21 02:02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338" calcext:value-type="float">
            <text:p>1590037338</text:p>
          </table:table-cell>
          <table:table-cell office:value-type="string" calcext:value-type="string">
            <text:p>2020-05-21 02:02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37338" calcext:value-type="float">
            <text:p>1590037338</text:p>
          </table:table-cell>
          <table:table-cell office:value-type="string" calcext:value-type="string">
            <text:p>2020-05-21 02:02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7637" calcext:value-type="float">
            <text:p>1590037637</text:p>
          </table:table-cell>
          <table:table-cell office:value-type="string" calcext:value-type="string">
            <text:p>2020-05-21 02:07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7637" calcext:value-type="float">
            <text:p>1590037637</text:p>
          </table:table-cell>
          <table:table-cell office:value-type="string" calcext:value-type="string">
            <text:p>2020-05-21 02:07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637" calcext:value-type="float">
            <text:p>1590037637</text:p>
          </table:table-cell>
          <table:table-cell office:value-type="string" calcext:value-type="string">
            <text:p>2020-05-21 02:07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7637" calcext:value-type="float">
            <text:p>1590037637</text:p>
          </table:table-cell>
          <table:table-cell office:value-type="string" calcext:value-type="string">
            <text:p>2020-05-21 02:07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37936" calcext:value-type="float">
            <text:p>1590037936</text:p>
          </table:table-cell>
          <table:table-cell office:value-type="string" calcext:value-type="string">
            <text:p>2020-05-21 02:12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7936" calcext:value-type="float">
            <text:p>1590037936</text:p>
          </table:table-cell>
          <table:table-cell office:value-type="string" calcext:value-type="string">
            <text:p>2020-05-21 02:12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7936" calcext:value-type="float">
            <text:p>1590037936</text:p>
          </table:table-cell>
          <table:table-cell office:value-type="string" calcext:value-type="string">
            <text:p>2020-05-21 02:12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7936" calcext:value-type="float">
            <text:p>1590037936</text:p>
          </table:table-cell>
          <table:table-cell office:value-type="string" calcext:value-type="string">
            <text:p>2020-05-21 02:12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235" calcext:value-type="float">
            <text:p>1590038235</text:p>
          </table:table-cell>
          <table:table-cell office:value-type="string" calcext:value-type="string">
            <text:p>2020-05-21 02:17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8235" calcext:value-type="float">
            <text:p>1590038235</text:p>
          </table:table-cell>
          <table:table-cell office:value-type="string" calcext:value-type="string">
            <text:p>2020-05-21 02:17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235" calcext:value-type="float">
            <text:p>1590038235</text:p>
          </table:table-cell>
          <table:table-cell office:value-type="string" calcext:value-type="string">
            <text:p>2020-05-21 02:17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8235" calcext:value-type="float">
            <text:p>1590038235</text:p>
          </table:table-cell>
          <table:table-cell office:value-type="string" calcext:value-type="string">
            <text:p>2020-05-21 02:17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534" calcext:value-type="float">
            <text:p>1590038534</text:p>
          </table:table-cell>
          <table:table-cell office:value-type="string" calcext:value-type="string">
            <text:p>2020-05-21 02:22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8534" calcext:value-type="float">
            <text:p>1590038534</text:p>
          </table:table-cell>
          <table:table-cell office:value-type="string" calcext:value-type="string">
            <text:p>2020-05-21 02:22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534" calcext:value-type="float">
            <text:p>1590038534</text:p>
          </table:table-cell>
          <table:table-cell office:value-type="string" calcext:value-type="string">
            <text:p>2020-05-21 02:22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8534" calcext:value-type="float">
            <text:p>1590038534</text:p>
          </table:table-cell>
          <table:table-cell office:value-type="string" calcext:value-type="string">
            <text:p>2020-05-21 02:22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833" calcext:value-type="float">
            <text:p>1590038833</text:p>
          </table:table-cell>
          <table:table-cell office:value-type="string" calcext:value-type="string">
            <text:p>2020-05-21 02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8833" calcext:value-type="float">
            <text:p>1590038833</text:p>
          </table:table-cell>
          <table:table-cell office:value-type="string" calcext:value-type="string">
            <text:p>2020-05-21 02:27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8833" calcext:value-type="float">
            <text:p>1590038833</text:p>
          </table:table-cell>
          <table:table-cell office:value-type="string" calcext:value-type="string">
            <text:p>2020-05-21 02:27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38833" calcext:value-type="float">
            <text:p>1590038833</text:p>
          </table:table-cell>
          <table:table-cell office:value-type="string" calcext:value-type="string">
            <text:p>2020-05-21 02:27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132" calcext:value-type="float">
            <text:p>1590039132</text:p>
          </table:table-cell>
          <table:table-cell office:value-type="string" calcext:value-type="string">
            <text:p>2020-05-21 02:32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90.0</text:p>
          </table:table-cell>
        </table:table-row>
        <table:table-row table:style-name="ro1">
          <table:table-cell office:value-type="float" office:value="1590039132" calcext:value-type="float">
            <text:p>1590039132</text:p>
          </table:table-cell>
          <table:table-cell office:value-type="string" calcext:value-type="string">
            <text:p>2020-05-21 02:32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132" calcext:value-type="float">
            <text:p>1590039132</text:p>
          </table:table-cell>
          <table:table-cell office:value-type="string" calcext:value-type="string">
            <text:p>2020-05-21 02:32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9132" calcext:value-type="float">
            <text:p>1590039132</text:p>
          </table:table-cell>
          <table:table-cell office:value-type="string" calcext:value-type="string">
            <text:p>2020-05-21 02:32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431" calcext:value-type="float">
            <text:p>1590039431</text:p>
          </table:table-cell>
          <table:table-cell office:value-type="string" calcext:value-type="string">
            <text:p>2020-05-21 02:3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9431" calcext:value-type="float">
            <text:p>1590039431</text:p>
          </table:table-cell>
          <table:table-cell office:value-type="string" calcext:value-type="string">
            <text:p>2020-05-21 02:37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431" calcext:value-type="float">
            <text:p>1590039431</text:p>
          </table:table-cell>
          <table:table-cell office:value-type="string" calcext:value-type="string">
            <text:p>2020-05-21 02:37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9431" calcext:value-type="float">
            <text:p>1590039431</text:p>
          </table:table-cell>
          <table:table-cell office:value-type="string" calcext:value-type="string">
            <text:p>2020-05-21 02:37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730" calcext:value-type="float">
            <text:p>1590039730</text:p>
          </table:table-cell>
          <table:table-cell office:value-type="string" calcext:value-type="string">
            <text:p>2020-05-21 02:42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39730" calcext:value-type="float">
            <text:p>1590039730</text:p>
          </table:table-cell>
          <table:table-cell office:value-type="string" calcext:value-type="string">
            <text:p>2020-05-21 02:42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39730" calcext:value-type="float">
            <text:p>1590039730</text:p>
          </table:table-cell>
          <table:table-cell office:value-type="string" calcext:value-type="string">
            <text:p>2020-05-21 02:42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39730" calcext:value-type="float">
            <text:p>1590039730</text:p>
          </table:table-cell>
          <table:table-cell office:value-type="string" calcext:value-type="string">
            <text:p>2020-05-21 02:42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0029" calcext:value-type="float">
            <text:p>1590040029</text:p>
          </table:table-cell>
          <table:table-cell office:value-type="string" calcext:value-type="string">
            <text:p>2020-05-21 02:4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40029" calcext:value-type="float">
            <text:p>1590040029</text:p>
          </table:table-cell>
          <table:table-cell office:value-type="string" calcext:value-type="string">
            <text:p>2020-05-21 02:47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0029" calcext:value-type="float">
            <text:p>1590040029</text:p>
          </table:table-cell>
          <table:table-cell office:value-type="string" calcext:value-type="string">
            <text:p>2020-05-21 02:47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0029" calcext:value-type="float">
            <text:p>1590040029</text:p>
          </table:table-cell>
          <table:table-cell office:value-type="string" calcext:value-type="string">
            <text:p>2020-05-21 02:47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0328" calcext:value-type="float">
            <text:p>1590040328</text:p>
          </table:table-cell>
          <table:table-cell office:value-type="string" calcext:value-type="string">
            <text:p>2020-05-21 02:52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40328" calcext:value-type="float">
            <text:p>1590040328</text:p>
          </table:table-cell>
          <table:table-cell office:value-type="string" calcext:value-type="string">
            <text:p>2020-05-21 02:52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0328" calcext:value-type="float">
            <text:p>1590040328</text:p>
          </table:table-cell>
          <table:table-cell office:value-type="string" calcext:value-type="string">
            <text:p>2020-05-21 02:52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0328" calcext:value-type="float">
            <text:p>1590040328</text:p>
          </table:table-cell>
          <table:table-cell office:value-type="string" calcext:value-type="string">
            <text:p>2020-05-21 02:52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0627" calcext:value-type="float">
            <text:p>1590040627</text:p>
          </table:table-cell>
          <table:table-cell office:value-type="string" calcext:value-type="string">
            <text:p>2020-05-21 02:57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0627" calcext:value-type="float">
            <text:p>1590040627</text:p>
          </table:table-cell>
          <table:table-cell office:value-type="string" calcext:value-type="string">
            <text:p>2020-05-21 02:57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0627" calcext:value-type="float">
            <text:p>1590040627</text:p>
          </table:table-cell>
          <table:table-cell office:value-type="string" calcext:value-type="string">
            <text:p>2020-05-21 02:57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0627" calcext:value-type="float">
            <text:p>1590040627</text:p>
          </table:table-cell>
          <table:table-cell office:value-type="string" calcext:value-type="string">
            <text:p>2020-05-21 02:57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0926" calcext:value-type="float">
            <text:p>1590040926</text:p>
          </table:table-cell>
          <table:table-cell office:value-type="string" calcext:value-type="string">
            <text:p>2020-05-21 03:02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40926" calcext:value-type="float">
            <text:p>1590040926</text:p>
          </table:table-cell>
          <table:table-cell office:value-type="string" calcext:value-type="string">
            <text:p>2020-05-21 03:02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0926" calcext:value-type="float">
            <text:p>1590040926</text:p>
          </table:table-cell>
          <table:table-cell office:value-type="string" calcext:value-type="string">
            <text:p>2020-05-21 03:02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0926" calcext:value-type="float">
            <text:p>1590040926</text:p>
          </table:table-cell>
          <table:table-cell office:value-type="string" calcext:value-type="string">
            <text:p>2020-05-21 03:02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1225" calcext:value-type="float">
            <text:p>1590041225</text:p>
          </table:table-cell>
          <table:table-cell office:value-type="string" calcext:value-type="string">
            <text:p>2020-05-21 03:0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9.0</text:p>
          </table:table-cell>
        </table:table-row>
        <table:table-row table:style-name="ro1">
          <table:table-cell office:value-type="float" office:value="1590041225" calcext:value-type="float">
            <text:p>1590041225</text:p>
          </table:table-cell>
          <table:table-cell office:value-type="string" calcext:value-type="string">
            <text:p>2020-05-21 03:07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1225" calcext:value-type="float">
            <text:p>1590041225</text:p>
          </table:table-cell>
          <table:table-cell office:value-type="string" calcext:value-type="string">
            <text:p>2020-05-21 03:07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1225" calcext:value-type="float">
            <text:p>1590041225</text:p>
          </table:table-cell>
          <table:table-cell office:value-type="string" calcext:value-type="string">
            <text:p>2020-05-21 03:07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1524" calcext:value-type="float">
            <text:p>1590041524</text:p>
          </table:table-cell>
          <table:table-cell office:value-type="string" calcext:value-type="string">
            <text:p>2020-05-21 03:12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1524" calcext:value-type="float">
            <text:p>1590041524</text:p>
          </table:table-cell>
          <table:table-cell office:value-type="string" calcext:value-type="string">
            <text:p>2020-05-21 03:12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1524" calcext:value-type="float">
            <text:p>1590041524</text:p>
          </table:table-cell>
          <table:table-cell office:value-type="string" calcext:value-type="string">
            <text:p>2020-05-21 03:12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1524" calcext:value-type="float">
            <text:p>1590041524</text:p>
          </table:table-cell>
          <table:table-cell office:value-type="string" calcext:value-type="string">
            <text:p>2020-05-21 03:12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1823" calcext:value-type="float">
            <text:p>1590041823</text:p>
          </table:table-cell>
          <table:table-cell office:value-type="string" calcext:value-type="string">
            <text:p>2020-05-21 03:1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1823" calcext:value-type="float">
            <text:p>1590041823</text:p>
          </table:table-cell>
          <table:table-cell office:value-type="string" calcext:value-type="string">
            <text:p>2020-05-21 03:17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1823" calcext:value-type="float">
            <text:p>1590041823</text:p>
          </table:table-cell>
          <table:table-cell office:value-type="string" calcext:value-type="string">
            <text:p>2020-05-21 03:17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1823" calcext:value-type="float">
            <text:p>1590041823</text:p>
          </table:table-cell>
          <table:table-cell office:value-type="string" calcext:value-type="string">
            <text:p>2020-05-21 03:17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2122" calcext:value-type="float">
            <text:p>1590042122</text:p>
          </table:table-cell>
          <table:table-cell office:value-type="string" calcext:value-type="string">
            <text:p>2020-05-21 03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2122" calcext:value-type="float">
            <text:p>1590042122</text:p>
          </table:table-cell>
          <table:table-cell office:value-type="string" calcext:value-type="string">
            <text:p>2020-05-21 03:22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2122" calcext:value-type="float">
            <text:p>1590042122</text:p>
          </table:table-cell>
          <table:table-cell office:value-type="string" calcext:value-type="string">
            <text:p>2020-05-21 03:22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2122" calcext:value-type="float">
            <text:p>1590042122</text:p>
          </table:table-cell>
          <table:table-cell office:value-type="string" calcext:value-type="string">
            <text:p>2020-05-21 03:22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2421" calcext:value-type="float">
            <text:p>1590042421</text:p>
          </table:table-cell>
          <table:table-cell office:value-type="string" calcext:value-type="string">
            <text:p>2020-05-21 03:27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2421" calcext:value-type="float">
            <text:p>1590042421</text:p>
          </table:table-cell>
          <table:table-cell office:value-type="string" calcext:value-type="string">
            <text:p>2020-05-21 03:27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2421" calcext:value-type="float">
            <text:p>1590042421</text:p>
          </table:table-cell>
          <table:table-cell office:value-type="string" calcext:value-type="string">
            <text:p>2020-05-21 03:27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2421" calcext:value-type="float">
            <text:p>1590042421</text:p>
          </table:table-cell>
          <table:table-cell office:value-type="string" calcext:value-type="string">
            <text:p>2020-05-21 03:27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2720" calcext:value-type="float">
            <text:p>1590042720</text:p>
          </table:table-cell>
          <table:table-cell office:value-type="string" calcext:value-type="string">
            <text:p>2020-05-21 03:3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1590042720" calcext:value-type="float">
            <text:p>1590042720</text:p>
          </table:table-cell>
          <table:table-cell office:value-type="string" calcext:value-type="string">
            <text:p>2020-05-21 03:3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2720" calcext:value-type="float">
            <text:p>1590042720</text:p>
          </table:table-cell>
          <table:table-cell office:value-type="string" calcext:value-type="string">
            <text:p>2020-05-21 03:3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2720" calcext:value-type="float">
            <text:p>1590042720</text:p>
          </table:table-cell>
          <table:table-cell office:value-type="string" calcext:value-type="string">
            <text:p>2020-05-21 03:3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3019" calcext:value-type="float">
            <text:p>1590043019</text:p>
          </table:table-cell>
          <table:table-cell office:value-type="string" calcext:value-type="string">
            <text:p>2020-05-21 03:36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43019" calcext:value-type="float">
            <text:p>1590043019</text:p>
          </table:table-cell>
          <table:table-cell office:value-type="string" calcext:value-type="string">
            <text:p>2020-05-21 03:36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3019" calcext:value-type="float">
            <text:p>1590043019</text:p>
          </table:table-cell>
          <table:table-cell office:value-type="string" calcext:value-type="string">
            <text:p>2020-05-21 03:36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3019" calcext:value-type="float">
            <text:p>1590043019</text:p>
          </table:table-cell>
          <table:table-cell office:value-type="string" calcext:value-type="string">
            <text:p>2020-05-21 03:36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3318" calcext:value-type="float">
            <text:p>1590043318</text:p>
          </table:table-cell>
          <table:table-cell office:value-type="string" calcext:value-type="string">
            <text:p>2020-05-21 03:41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318" calcext:value-type="float">
            <text:p>1590043318</text:p>
          </table:table-cell>
          <table:table-cell office:value-type="string" calcext:value-type="string">
            <text:p>2020-05-21 03:41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318" calcext:value-type="float">
            <text:p>1590043318</text:p>
          </table:table-cell>
          <table:table-cell office:value-type="string" calcext:value-type="string">
            <text:p>2020-05-21 03:41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318" calcext:value-type="float">
            <text:p>1590043318</text:p>
          </table:table-cell>
          <table:table-cell office:value-type="string" calcext:value-type="string">
            <text:p>2020-05-21 03:41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617" calcext:value-type="float">
            <text:p>1590043617</text:p>
          </table:table-cell>
          <table:table-cell office:value-type="string" calcext:value-type="string">
            <text:p>2020-05-21 03:4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617" calcext:value-type="float">
            <text:p>1590043617</text:p>
          </table:table-cell>
          <table:table-cell office:value-type="string" calcext:value-type="string">
            <text:p>2020-05-21 03:46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617" calcext:value-type="float">
            <text:p>1590043617</text:p>
          </table:table-cell>
          <table:table-cell office:value-type="string" calcext:value-type="string">
            <text:p>2020-05-21 03:46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617" calcext:value-type="float">
            <text:p>1590043617</text:p>
          </table:table-cell>
          <table:table-cell office:value-type="string" calcext:value-type="string">
            <text:p>2020-05-21 03:46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916" calcext:value-type="float">
            <text:p>1590043916</text:p>
          </table:table-cell>
          <table:table-cell office:value-type="string" calcext:value-type="string">
            <text:p>2020-05-21 03:51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916" calcext:value-type="float">
            <text:p>1590043916</text:p>
          </table:table-cell>
          <table:table-cell office:value-type="string" calcext:value-type="string">
            <text:p>2020-05-21 03:51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916" calcext:value-type="float">
            <text:p>1590043916</text:p>
          </table:table-cell>
          <table:table-cell office:value-type="string" calcext:value-type="string">
            <text:p>2020-05-21 03:51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3916" calcext:value-type="float">
            <text:p>1590043916</text:p>
          </table:table-cell>
          <table:table-cell office:value-type="string" calcext:value-type="string">
            <text:p>2020-05-21 03:51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215" calcext:value-type="float">
            <text:p>1590044215</text:p>
          </table:table-cell>
          <table:table-cell office:value-type="string" calcext:value-type="string">
            <text:p>2020-05-21 03:56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215" calcext:value-type="float">
            <text:p>1590044215</text:p>
          </table:table-cell>
          <table:table-cell office:value-type="string" calcext:value-type="string">
            <text:p>2020-05-21 03:56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215" calcext:value-type="float">
            <text:p>1590044215</text:p>
          </table:table-cell>
          <table:table-cell office:value-type="string" calcext:value-type="string">
            <text:p>2020-05-21 03:56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215" calcext:value-type="float">
            <text:p>1590044215</text:p>
          </table:table-cell>
          <table:table-cell office:value-type="string" calcext:value-type="string">
            <text:p>2020-05-21 03:56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514" calcext:value-type="float">
            <text:p>1590044514</text:p>
          </table:table-cell>
          <table:table-cell office:value-type="string" calcext:value-type="string">
            <text:p>2020-05-21 04:01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514" calcext:value-type="float">
            <text:p>1590044514</text:p>
          </table:table-cell>
          <table:table-cell office:value-type="string" calcext:value-type="string">
            <text:p>2020-05-21 04:01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514" calcext:value-type="float">
            <text:p>1590044514</text:p>
          </table:table-cell>
          <table:table-cell office:value-type="string" calcext:value-type="string">
            <text:p>2020-05-21 04:01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514" calcext:value-type="float">
            <text:p>1590044514</text:p>
          </table:table-cell>
          <table:table-cell office:value-type="string" calcext:value-type="string">
            <text:p>2020-05-21 04:01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44813" calcext:value-type="float">
            <text:p>1590044813</text:p>
          </table:table-cell>
          <table:table-cell office:value-type="string" calcext:value-type="string">
            <text:p>2020-05-21 04:06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44813" calcext:value-type="float">
            <text:p>1590044813</text:p>
          </table:table-cell>
          <table:table-cell office:value-type="string" calcext:value-type="string">
            <text:p>2020-05-21 04:06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4813" calcext:value-type="float">
            <text:p>1590044813</text:p>
          </table:table-cell>
          <table:table-cell office:value-type="string" calcext:value-type="string">
            <text:p>2020-05-21 04:06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4813" calcext:value-type="float">
            <text:p>1590044813</text:p>
          </table:table-cell>
          <table:table-cell office:value-type="string" calcext:value-type="string">
            <text:p>2020-05-21 04:06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5112" calcext:value-type="float">
            <text:p>1590045112</text:p>
          </table:table-cell>
          <table:table-cell office:value-type="string" calcext:value-type="string">
            <text:p>2020-05-21 04:11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45112" calcext:value-type="float">
            <text:p>1590045112</text:p>
          </table:table-cell>
          <table:table-cell office:value-type="string" calcext:value-type="string">
            <text:p>2020-05-21 04:11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5112" calcext:value-type="float">
            <text:p>1590045112</text:p>
          </table:table-cell>
          <table:table-cell office:value-type="string" calcext:value-type="string">
            <text:p>2020-05-21 04:11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5112" calcext:value-type="float">
            <text:p>1590045112</text:p>
          </table:table-cell>
          <table:table-cell office:value-type="string" calcext:value-type="string">
            <text:p>2020-05-21 04:11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5411" calcext:value-type="float">
            <text:p>1590045411</text:p>
          </table:table-cell>
          <table:table-cell office:value-type="string" calcext:value-type="string">
            <text:p>2020-05-21 04:16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45411" calcext:value-type="float">
            <text:p>1590045411</text:p>
          </table:table-cell>
          <table:table-cell office:value-type="string" calcext:value-type="string">
            <text:p>2020-05-21 04:16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5411" calcext:value-type="float">
            <text:p>1590045411</text:p>
          </table:table-cell>
          <table:table-cell office:value-type="string" calcext:value-type="string">
            <text:p>2020-05-21 04:16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5411" calcext:value-type="float">
            <text:p>1590045411</text:p>
          </table:table-cell>
          <table:table-cell office:value-type="string" calcext:value-type="string">
            <text:p>2020-05-21 04:16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5710" calcext:value-type="float">
            <text:p>1590045710</text:p>
          </table:table-cell>
          <table:table-cell office:value-type="string" calcext:value-type="string">
            <text:p>2020-05-21 04:2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7.0</text:p>
          </table:table-cell>
        </table:table-row>
        <table:table-row table:style-name="ro1">
          <table:table-cell office:value-type="float" office:value="1590045710" calcext:value-type="float">
            <text:p>1590045710</text:p>
          </table:table-cell>
          <table:table-cell office:value-type="string" calcext:value-type="string">
            <text:p>2020-05-21 04:21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5710" calcext:value-type="float">
            <text:p>1590045710</text:p>
          </table:table-cell>
          <table:table-cell office:value-type="string" calcext:value-type="string">
            <text:p>2020-05-21 04:21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3.0</text:p>
          </table:table-cell>
        </table:table-row>
        <table:table-row table:style-name="ro1">
          <table:table-cell office:value-type="float" office:value="1590045710" calcext:value-type="float">
            <text:p>1590045710</text:p>
          </table:table-cell>
          <table:table-cell office:value-type="string" calcext:value-type="string">
            <text:p>2020-05-21 04:21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6009" calcext:value-type="float">
            <text:p>1590046009</text:p>
          </table:table-cell>
          <table:table-cell office:value-type="string" calcext:value-type="string">
            <text:p>2020-05-21 04:26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6009" calcext:value-type="float">
            <text:p>1590046009</text:p>
          </table:table-cell>
          <table:table-cell office:value-type="string" calcext:value-type="string">
            <text:p>2020-05-21 04:26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6009" calcext:value-type="float">
            <text:p>1590046009</text:p>
          </table:table-cell>
          <table:table-cell office:value-type="string" calcext:value-type="string">
            <text:p>2020-05-21 04:26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6009" calcext:value-type="float">
            <text:p>1590046009</text:p>
          </table:table-cell>
          <table:table-cell office:value-type="string" calcext:value-type="string">
            <text:p>2020-05-21 04:26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6308" calcext:value-type="float">
            <text:p>1590046308</text:p>
          </table:table-cell>
          <table:table-cell office:value-type="string" calcext:value-type="string">
            <text:p>2020-05-21 04:31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46308" calcext:value-type="float">
            <text:p>1590046308</text:p>
          </table:table-cell>
          <table:table-cell office:value-type="string" calcext:value-type="string">
            <text:p>2020-05-21 04:31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6308" calcext:value-type="float">
            <text:p>1590046308</text:p>
          </table:table-cell>
          <table:table-cell office:value-type="string" calcext:value-type="string">
            <text:p>2020-05-21 04:31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6308" calcext:value-type="float">
            <text:p>1590046308</text:p>
          </table:table-cell>
          <table:table-cell office:value-type="string" calcext:value-type="string">
            <text:p>2020-05-21 04:31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6607" calcext:value-type="float">
            <text:p>1590046607</text:p>
          </table:table-cell>
          <table:table-cell office:value-type="string" calcext:value-type="string">
            <text:p>2020-05-21 04:36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46607" calcext:value-type="float">
            <text:p>1590046607</text:p>
          </table:table-cell>
          <table:table-cell office:value-type="string" calcext:value-type="string">
            <text:p>2020-05-21 04:36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6607" calcext:value-type="float">
            <text:p>1590046607</text:p>
          </table:table-cell>
          <table:table-cell office:value-type="string" calcext:value-type="string">
            <text:p>2020-05-21 04:36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6607" calcext:value-type="float">
            <text:p>1590046607</text:p>
          </table:table-cell>
          <table:table-cell office:value-type="string" calcext:value-type="string">
            <text:p>2020-05-21 04:36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6906" calcext:value-type="float">
            <text:p>1590046906</text:p>
          </table:table-cell>
          <table:table-cell office:value-type="string" calcext:value-type="string">
            <text:p>2020-05-21 04:4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6906" calcext:value-type="float">
            <text:p>1590046906</text:p>
          </table:table-cell>
          <table:table-cell office:value-type="string" calcext:value-type="string">
            <text:p>2020-05-21 04:41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6906" calcext:value-type="float">
            <text:p>1590046906</text:p>
          </table:table-cell>
          <table:table-cell office:value-type="string" calcext:value-type="string">
            <text:p>2020-05-21 04:41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6906" calcext:value-type="float">
            <text:p>1590046906</text:p>
          </table:table-cell>
          <table:table-cell office:value-type="string" calcext:value-type="string">
            <text:p>2020-05-21 04:41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7205" calcext:value-type="float">
            <text:p>1590047205</text:p>
          </table:table-cell>
          <table:table-cell office:value-type="string" calcext:value-type="string">
            <text:p>2020-05-21 04:46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47205" calcext:value-type="float">
            <text:p>1590047205</text:p>
          </table:table-cell>
          <table:table-cell office:value-type="string" calcext:value-type="string">
            <text:p>2020-05-21 04:46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7205" calcext:value-type="float">
            <text:p>1590047205</text:p>
          </table:table-cell>
          <table:table-cell office:value-type="string" calcext:value-type="string">
            <text:p>2020-05-21 04:46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7205" calcext:value-type="float">
            <text:p>1590047205</text:p>
          </table:table-cell>
          <table:table-cell office:value-type="string" calcext:value-type="string">
            <text:p>2020-05-21 04:46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7504" calcext:value-type="float">
            <text:p>1590047504</text:p>
          </table:table-cell>
          <table:table-cell office:value-type="string" calcext:value-type="string">
            <text:p>2020-05-21 04:5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6.0</text:p>
          </table:table-cell>
        </table:table-row>
        <table:table-row table:style-name="ro1">
          <table:table-cell office:value-type="float" office:value="1590047504" calcext:value-type="float">
            <text:p>1590047504</text:p>
          </table:table-cell>
          <table:table-cell office:value-type="string" calcext:value-type="string">
            <text:p>2020-05-21 04:51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7504" calcext:value-type="float">
            <text:p>1590047504</text:p>
          </table:table-cell>
          <table:table-cell office:value-type="string" calcext:value-type="string">
            <text:p>2020-05-21 04:51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2.0</text:p>
          </table:table-cell>
        </table:table-row>
        <table:table-row table:style-name="ro1">
          <table:table-cell office:value-type="float" office:value="1590047504" calcext:value-type="float">
            <text:p>1590047504</text:p>
          </table:table-cell>
          <table:table-cell office:value-type="string" calcext:value-type="string">
            <text:p>2020-05-21 04:51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47803" calcext:value-type="float">
            <text:p>1590047803</text:p>
          </table:table-cell>
          <table:table-cell office:value-type="string" calcext:value-type="string">
            <text:p>2020-05-21 04:56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1590047803" calcext:value-type="float">
            <text:p>1590047803</text:p>
          </table:table-cell>
          <table:table-cell office:value-type="string" calcext:value-type="string">
            <text:p>2020-05-21 04:56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7803" calcext:value-type="float">
            <text:p>1590047803</text:p>
          </table:table-cell>
          <table:table-cell office:value-type="string" calcext:value-type="string">
            <text:p>2020-05-21 04:56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7803" calcext:value-type="float">
            <text:p>1590047803</text:p>
          </table:table-cell>
          <table:table-cell office:value-type="string" calcext:value-type="string">
            <text:p>2020-05-21 04:56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7.0</text:p>
          </table:table-cell>
        </table:table-row>
        <table:table-row table:style-name="ro1">
          <table:table-cell office:value-type="float" office:value="1590048102" calcext:value-type="float">
            <text:p>1590048102</text:p>
          </table:table-cell>
          <table:table-cell office:value-type="string" calcext:value-type="string">
            <text:p>2020-05-21 05:01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8102" calcext:value-type="float">
            <text:p>1590048102</text:p>
          </table:table-cell>
          <table:table-cell office:value-type="string" calcext:value-type="string">
            <text:p>2020-05-21 05:01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8102" calcext:value-type="float">
            <text:p>1590048102</text:p>
          </table:table-cell>
          <table:table-cell office:value-type="string" calcext:value-type="string">
            <text:p>2020-05-21 05:01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8102" calcext:value-type="float">
            <text:p>1590048102</text:p>
          </table:table-cell>
          <table:table-cell office:value-type="string" calcext:value-type="string">
            <text:p>2020-05-21 05:01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float" office:value="1590048401" calcext:value-type="float">
            <text:p>1590048401</text:p>
          </table:table-cell>
          <table:table-cell office:value-type="string" calcext:value-type="string">
            <text:p>2020-05-21 05:06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8401" calcext:value-type="float">
            <text:p>1590048401</text:p>
          </table:table-cell>
          <table:table-cell office:value-type="string" calcext:value-type="string">
            <text:p>2020-05-21 05:06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8401" calcext:value-type="float">
            <text:p>1590048401</text:p>
          </table:table-cell>
          <table:table-cell office:value-type="string" calcext:value-type="string">
            <text:p>2020-05-21 05:06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8401" calcext:value-type="float">
            <text:p>1590048401</text:p>
          </table:table-cell>
          <table:table-cell office:value-type="string" calcext:value-type="string">
            <text:p>2020-05-21 05:06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7.0</text:p>
          </table:table-cell>
        </table:table-row>
        <table:table-row table:style-name="ro1">
          <table:table-cell office:value-type="float" office:value="1590048700" calcext:value-type="float">
            <text:p>1590048700</text:p>
          </table:table-cell>
          <table:table-cell office:value-type="string" calcext:value-type="string">
            <text:p>2020-05-21 05:11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0</text:p>
          </table:table-cell>
        </table:table-row>
        <table:table-row table:style-name="ro1">
          <table:table-cell office:value-type="float" office:value="1590048700" calcext:value-type="float">
            <text:p>1590048700</text:p>
          </table:table-cell>
          <table:table-cell office:value-type="string" calcext:value-type="string">
            <text:p>2020-05-21 05:11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48700" calcext:value-type="float">
            <text:p>1590048700</text:p>
          </table:table-cell>
          <table:table-cell office:value-type="string" calcext:value-type="string">
            <text:p>2020-05-21 05:11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8700" calcext:value-type="float">
            <text:p>1590048700</text:p>
          </table:table-cell>
          <table:table-cell office:value-type="string" calcext:value-type="string">
            <text:p>2020-05-21 05:11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float" office:value="1590048999" calcext:value-type="float">
            <text:p>1590048999</text:p>
          </table:table-cell>
          <table:table-cell office:value-type="string" calcext:value-type="string">
            <text:p>2020-05-21 05:16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8999" calcext:value-type="float">
            <text:p>1590048999</text:p>
          </table:table-cell>
          <table:table-cell office:value-type="string" calcext:value-type="string">
            <text:p>2020-05-21 05:16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48999" calcext:value-type="float">
            <text:p>1590048999</text:p>
          </table:table-cell>
          <table:table-cell office:value-type="string" calcext:value-type="string">
            <text:p>2020-05-21 05:16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77.0</text:p>
          </table:table-cell>
        </table:table-row>
        <table:table-row table:style-name="ro1">
          <table:table-cell office:value-type="float" office:value="1590048999" calcext:value-type="float">
            <text:p>1590048999</text:p>
          </table:table-cell>
          <table:table-cell office:value-type="string" calcext:value-type="string">
            <text:p>2020-05-21 05:16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float" office:value="1590049298" calcext:value-type="float">
            <text:p>1590049298</text:p>
          </table:table-cell>
          <table:table-cell office:value-type="string" calcext:value-type="string">
            <text:p>2020-05-21 05:2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1.0</text:p>
          </table:table-cell>
        </table:table-row>
        <table:table-row table:style-name="ro1">
          <table:table-cell office:value-type="float" office:value="1590049298" calcext:value-type="float">
            <text:p>1590049298</text:p>
          </table:table-cell>
          <table:table-cell office:value-type="string" calcext:value-type="string">
            <text:p>2020-05-21 05:21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float" office:value="1590049298" calcext:value-type="float">
            <text:p>1590049298</text:p>
          </table:table-cell>
          <table:table-cell office:value-type="string" calcext:value-type="string">
            <text:p>2020-05-21 05:21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7.0</text:p>
          </table:table-cell>
        </table:table-row>
        <table:table-row table:style-name="ro1">
          <table:table-cell office:value-type="float" office:value="1590049298" calcext:value-type="float">
            <text:p>1590049298</text:p>
          </table:table-cell>
          <table:table-cell office:value-type="string" calcext:value-type="string">
            <text:p>2020-05-21 05:21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float" office:value="1590049597" calcext:value-type="float">
            <text:p>1590049597</text:p>
          </table:table-cell>
          <table:table-cell office:value-type="string" calcext:value-type="string">
            <text:p>2020-05-21 05:2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9597" calcext:value-type="float">
            <text:p>1590049597</text:p>
          </table:table-cell>
          <table:table-cell office:value-type="string" calcext:value-type="string">
            <text:p>2020-05-21 05:26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float" office:value="1590049597" calcext:value-type="float">
            <text:p>1590049597</text:p>
          </table:table-cell>
          <table:table-cell office:value-type="string" calcext:value-type="string">
            <text:p>2020-05-21 05:26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float" office:value="1590049597" calcext:value-type="float">
            <text:p>1590049597</text:p>
          </table:table-cell>
          <table:table-cell office:value-type="string" calcext:value-type="string">
            <text:p>2020-05-21 05:26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49896" calcext:value-type="float">
            <text:p>1590049896</text:p>
          </table:table-cell>
          <table:table-cell office:value-type="string" calcext:value-type="string">
            <text:p>2020-05-21 05:31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590049896" calcext:value-type="float">
            <text:p>1590049896</text:p>
          </table:table-cell>
          <table:table-cell office:value-type="string" calcext:value-type="string">
            <text:p>2020-05-21 05:31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float" office:value="1590049896" calcext:value-type="float">
            <text:p>1590049896</text:p>
          </table:table-cell>
          <table:table-cell office:value-type="string" calcext:value-type="string">
            <text:p>2020-05-21 05:31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float" office:value="1590049896" calcext:value-type="float">
            <text:p>1590049896</text:p>
          </table:table-cell>
          <table:table-cell office:value-type="string" calcext:value-type="string">
            <text:p>2020-05-21 05:31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0195" calcext:value-type="float">
            <text:p>1590050195</text:p>
          </table:table-cell>
          <table:table-cell office:value-type="string" calcext:value-type="string">
            <text:p>2020-05-21 05:3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0195" calcext:value-type="float">
            <text:p>1590050195</text:p>
          </table:table-cell>
          <table:table-cell office:value-type="string" calcext:value-type="string">
            <text:p>2020-05-21 05:36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0195" calcext:value-type="float">
            <text:p>1590050195</text:p>
          </table:table-cell>
          <table:table-cell office:value-type="string" calcext:value-type="string">
            <text:p>2020-05-21 05:36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50195" calcext:value-type="float">
            <text:p>1590050195</text:p>
          </table:table-cell>
          <table:table-cell office:value-type="string" calcext:value-type="string">
            <text:p>2020-05-21 05:36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1.0</text:p>
          </table:table-cell>
        </table:table-row>
        <table:table-row table:style-name="ro1">
          <table:table-cell office:value-type="float" office:value="1590050494" calcext:value-type="float">
            <text:p>1590050494</text:p>
          </table:table-cell>
          <table:table-cell office:value-type="string" calcext:value-type="string">
            <text:p>2020-05-21 05:41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0494" calcext:value-type="float">
            <text:p>1590050494</text:p>
          </table:table-cell>
          <table:table-cell office:value-type="string" calcext:value-type="string">
            <text:p>2020-05-21 05:41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0494" calcext:value-type="float">
            <text:p>1590050494</text:p>
          </table:table-cell>
          <table:table-cell office:value-type="string" calcext:value-type="string">
            <text:p>2020-05-21 05:41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50494" calcext:value-type="float">
            <text:p>1590050494</text:p>
          </table:table-cell>
          <table:table-cell office:value-type="string" calcext:value-type="string">
            <text:p>2020-05-21 05:41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1.0</text:p>
          </table:table-cell>
        </table:table-row>
        <table:table-row table:style-name="ro1">
          <table:table-cell office:value-type="float" office:value="1590050793" calcext:value-type="float">
            <text:p>1590050793</text:p>
          </table:table-cell>
          <table:table-cell office:value-type="string" calcext:value-type="string">
            <text:p>2020-05-21 05:46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8.0</text:p>
          </table:table-cell>
        </table:table-row>
        <table:table-row table:style-name="ro1">
          <table:table-cell office:value-type="float" office:value="1590050793" calcext:value-type="float">
            <text:p>1590050793</text:p>
          </table:table-cell>
          <table:table-cell office:value-type="string" calcext:value-type="string">
            <text:p>2020-05-21 05:46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0793" calcext:value-type="float">
            <text:p>1590050793</text:p>
          </table:table-cell>
          <table:table-cell office:value-type="string" calcext:value-type="string">
            <text:p>2020-05-21 05:46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float" office:value="1590050793" calcext:value-type="float">
            <text:p>1590050793</text:p>
          </table:table-cell>
          <table:table-cell office:value-type="string" calcext:value-type="string">
            <text:p>2020-05-21 05:46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0.0</text:p>
          </table:table-cell>
        </table:table-row>
        <table:table-row table:style-name="ro1">
          <table:table-cell office:value-type="float" office:value="1590051092" calcext:value-type="float">
            <text:p>1590051092</text:p>
          </table:table-cell>
          <table:table-cell office:value-type="string" calcext:value-type="string">
            <text:p>2020-05-21 05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1092" calcext:value-type="float">
            <text:p>1590051092</text:p>
          </table:table-cell>
          <table:table-cell office:value-type="string" calcext:value-type="string">
            <text:p>2020-05-21 05:51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float" office:value="1590051092" calcext:value-type="float">
            <text:p>1590051092</text:p>
          </table:table-cell>
          <table:table-cell office:value-type="string" calcext:value-type="string">
            <text:p>2020-05-21 05:51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51092" calcext:value-type="float">
            <text:p>1590051092</text:p>
          </table:table-cell>
          <table:table-cell office:value-type="string" calcext:value-type="string">
            <text:p>2020-05-21 05:51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1391" calcext:value-type="float">
            <text:p>1590051391</text:p>
          </table:table-cell>
          <table:table-cell office:value-type="string" calcext:value-type="string">
            <text:p>2020-05-21 05:5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1391" calcext:value-type="float">
            <text:p>1590051391</text:p>
          </table:table-cell>
          <table:table-cell office:value-type="string" calcext:value-type="string">
            <text:p>2020-05-21 05:56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1391" calcext:value-type="float">
            <text:p>1590051391</text:p>
          </table:table-cell>
          <table:table-cell office:value-type="string" calcext:value-type="string">
            <text:p>2020-05-21 05:56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51391" calcext:value-type="float">
            <text:p>1590051391</text:p>
          </table:table-cell>
          <table:table-cell office:value-type="string" calcext:value-type="string">
            <text:p>2020-05-21 05:56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71.0</text:p>
          </table:table-cell>
        </table:table-row>
        <table:table-row table:style-name="ro1">
          <table:table-cell office:value-type="float" office:value="1590051690" calcext:value-type="float">
            <text:p>1590051690</text:p>
          </table:table-cell>
          <table:table-cell office:value-type="string" calcext:value-type="string">
            <text:p>2020-05-21 06:0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1690" calcext:value-type="float">
            <text:p>1590051690</text:p>
          </table:table-cell>
          <table:table-cell office:value-type="string" calcext:value-type="string">
            <text:p>2020-05-21 06:01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1690" calcext:value-type="float">
            <text:p>1590051690</text:p>
          </table:table-cell>
          <table:table-cell office:value-type="string" calcext:value-type="string">
            <text:p>2020-05-21 06:01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5.0</text:p>
          </table:table-cell>
        </table:table-row>
        <table:table-row table:style-name="ro1">
          <table:table-cell office:value-type="float" office:value="1590051690" calcext:value-type="float">
            <text:p>1590051690</text:p>
          </table:table-cell>
          <table:table-cell office:value-type="string" calcext:value-type="string">
            <text:p>2020-05-21 06:01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1.0</text:p>
          </table:table-cell>
        </table:table-row>
        <table:table-row table:style-name="ro1">
          <table:table-cell office:value-type="float" office:value="1590051989" calcext:value-type="float">
            <text:p>1590051989</text:p>
          </table:table-cell>
          <table:table-cell office:value-type="string" calcext:value-type="string">
            <text:p>2020-05-21 06:0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1590051989" calcext:value-type="float">
            <text:p>1590051989</text:p>
          </table:table-cell>
          <table:table-cell office:value-type="string" calcext:value-type="string">
            <text:p>2020-05-21 06:06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float" office:value="1590051989" calcext:value-type="float">
            <text:p>1590051989</text:p>
          </table:table-cell>
          <table:table-cell office:value-type="string" calcext:value-type="string">
            <text:p>2020-05-21 06:06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6.0</text:p>
          </table:table-cell>
        </table:table-row>
        <table:table-row table:style-name="ro1">
          <table:table-cell office:value-type="float" office:value="1590051989" calcext:value-type="float">
            <text:p>1590051989</text:p>
          </table:table-cell>
          <table:table-cell office:value-type="string" calcext:value-type="string">
            <text:p>2020-05-21 06:06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1590052288" calcext:value-type="float">
            <text:p>1590052288</text:p>
          </table:table-cell>
          <table:table-cell office:value-type="string" calcext:value-type="string">
            <text:p>2020-05-21 06:11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288" calcext:value-type="float">
            <text:p>1590052288</text:p>
          </table:table-cell>
          <table:table-cell office:value-type="string" calcext:value-type="string">
            <text:p>2020-05-21 06:11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288" calcext:value-type="float">
            <text:p>1590052288</text:p>
          </table:table-cell>
          <table:table-cell office:value-type="string" calcext:value-type="string">
            <text:p>2020-05-21 06:11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288" calcext:value-type="float">
            <text:p>1590052288</text:p>
          </table:table-cell>
          <table:table-cell office:value-type="string" calcext:value-type="string">
            <text:p>2020-05-21 06:11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587" calcext:value-type="float">
            <text:p>1590052587</text:p>
          </table:table-cell>
          <table:table-cell office:value-type="string" calcext:value-type="string">
            <text:p>2020-05-21 06:1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587" calcext:value-type="float">
            <text:p>1590052587</text:p>
          </table:table-cell>
          <table:table-cell office:value-type="string" calcext:value-type="string">
            <text:p>2020-05-21 06:16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587" calcext:value-type="float">
            <text:p>1590052587</text:p>
          </table:table-cell>
          <table:table-cell office:value-type="string" calcext:value-type="string">
            <text:p>2020-05-21 06:16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587" calcext:value-type="float">
            <text:p>1590052587</text:p>
          </table:table-cell>
          <table:table-cell office:value-type="string" calcext:value-type="string">
            <text:p>2020-05-21 06:16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886" calcext:value-type="float">
            <text:p>1590052886</text:p>
          </table:table-cell>
          <table:table-cell office:value-type="string" calcext:value-type="string">
            <text:p>2020-05-21 06:2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886" calcext:value-type="float">
            <text:p>1590052886</text:p>
          </table:table-cell>
          <table:table-cell office:value-type="string" calcext:value-type="string">
            <text:p>2020-05-21 06:21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886" calcext:value-type="float">
            <text:p>1590052886</text:p>
          </table:table-cell>
          <table:table-cell office:value-type="string" calcext:value-type="string">
            <text:p>2020-05-21 06:21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2886" calcext:value-type="float">
            <text:p>1590052886</text:p>
          </table:table-cell>
          <table:table-cell office:value-type="string" calcext:value-type="string">
            <text:p>2020-05-21 06:21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185" calcext:value-type="float">
            <text:p>1590053185</text:p>
          </table:table-cell>
          <table:table-cell office:value-type="string" calcext:value-type="string">
            <text:p>2020-05-21 06:26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185" calcext:value-type="float">
            <text:p>1590053185</text:p>
          </table:table-cell>
          <table:table-cell office:value-type="string" calcext:value-type="string">
            <text:p>2020-05-21 06:26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185" calcext:value-type="float">
            <text:p>1590053185</text:p>
          </table:table-cell>
          <table:table-cell office:value-type="string" calcext:value-type="string">
            <text:p>2020-05-21 06:26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185" calcext:value-type="float">
            <text:p>1590053185</text:p>
          </table:table-cell>
          <table:table-cell office:value-type="string" calcext:value-type="string">
            <text:p>2020-05-21 06:26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484" calcext:value-type="float">
            <text:p>1590053484</text:p>
          </table:table-cell>
          <table:table-cell office:value-type="string" calcext:value-type="string">
            <text:p>2020-05-21 06:3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484" calcext:value-type="float">
            <text:p>1590053484</text:p>
          </table:table-cell>
          <table:table-cell office:value-type="string" calcext:value-type="string">
            <text:p>2020-05-21 06:31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484" calcext:value-type="float">
            <text:p>1590053484</text:p>
          </table:table-cell>
          <table:table-cell office:value-type="string" calcext:value-type="string">
            <text:p>2020-05-21 06:31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484" calcext:value-type="float">
            <text:p>1590053484</text:p>
          </table:table-cell>
          <table:table-cell office:value-type="string" calcext:value-type="string">
            <text:p>2020-05-21 06:31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783" calcext:value-type="float">
            <text:p>1590053783</text:p>
          </table:table-cell>
          <table:table-cell office:value-type="string" calcext:value-type="string">
            <text:p>2020-05-21 06:3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783" calcext:value-type="float">
            <text:p>1590053783</text:p>
          </table:table-cell>
          <table:table-cell office:value-type="string" calcext:value-type="string">
            <text:p>2020-05-21 06:36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783" calcext:value-type="float">
            <text:p>1590053783</text:p>
          </table:table-cell>
          <table:table-cell office:value-type="string" calcext:value-type="string">
            <text:p>2020-05-21 06:36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  <table:table-row table:style-name="ro1">
          <table:table-cell office:value-type="float" office:value="1590053783" calcext:value-type="float">
            <text:p>1590053783</text:p>
          </table:table-cell>
          <table:table-cell office:value-type="string" calcext:value-type="string">
            <text:p>2020-05-21 06:36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11:47:13.614000000</dc:date>
    <meta:editing-duration>PT2M22S</meta:editing-duration>
    <meta:editing-cycles>1</meta:editing-cycles>
    <meta:document-statistic meta:table-count="1" meta:cell-count="2825" meta:object-count="0"/>
    <meta:generator>LibreOffice/6.0.4.2$Windows_X86_64 LibreOffice_project/9b0d9b32d5dcda91d2f1a96dc04c645c450872bf</meta:generator>
  </office:meta>
</office:document-meta>
</file>